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1" svg:font-family="Verdana"/>
    <style:font-face style:name="Arial" svg:font-family="Arial"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text-align="center" style:justify-single-word="false" fo:break-before="auto" fo:break-after="auto" fo:padding="0in" fo:border="none"/>
    </style:style>
    <style:style style:name="P3" style:family="paragraph" style:parent-style-name="Standard">
      <style:paragraph-properties fo:line-height="122%" fo:break-before="auto" fo:break-after="auto" fo:padding="0in" fo:border="none"/>
    </style:style>
    <style:style style:name="P4" style:family="paragraph" style:parent-style-name="Standard">
      <style:paragraph-properties fo:line-height="122%" fo:text-align="center" style:justify-single-word="false" fo:break-before="auto" fo:break-after="auto" fo:padding="0in" fo:border="none"/>
    </style:style>
    <style:style style:name="P5" style:family="paragraph" style:parent-style-name="Standard">
      <style:paragraph-properties fo:break-before="auto" fo:break-after="auto" fo:padding="0in" fo:border="none"/>
      <style:text-properties style:font-name="Verdana" fo:font-size="9pt" style:font-name-asian="Verdana2" style:font-size-asian="9pt" style:font-name-complex="Verdana2" style:font-size-complex="9pt"/>
    </style:style>
    <style:style style:name="P6" style:family="paragraph" style:parent-style-name="Standard">
      <style:paragraph-properties fo:line-height="122%" fo:break-before="auto" fo:break-after="auto" fo:padding="0in" fo:border="none"/>
      <style:text-properties style:font-name="Verdana" fo:font-size="9pt" style:font-name-asian="Verdana2" style:font-size-asian="9pt" style:font-name-complex="Verdana2" style:font-size-complex="9pt"/>
    </style:style>
    <style:style style:name="P7" style:family="paragraph" style:parent-style-name="Standard">
      <style:paragraph-properties fo:break-before="auto" fo:break-after="auto" fo:padding="0in" fo:border="none"/>
    </style:style>
    <style:style style:name="P8" style:family="paragraph" style:parent-style-name="Standard">
      <style:paragraph-properties fo:line-height="122%" fo:break-before="auto" fo:break-after="auto" fo:padding="0in" fo:border="none"/>
      <style:text-properties fo:color="#4d3a98" style:font-name="Verdana" fo:font-size="9pt" style:font-name-asian="Verdana2" style:font-size-asian="9pt" style:font-name-complex="Verdana2" style:font-size-complex="9pt"/>
    </style:style>
    <style:style style:name="P9" style:family="paragraph" style:parent-style-name="Standard">
      <style:paragraph-properties fo:line-height="122%" fo:break-before="auto" fo:break-after="auto" fo:padding="0in" fo:border="none"/>
      <style:text-properties fo:color="#4d3a98" style:font-name="Verdana" fo:font-size="9pt" fo:font-weight="bold" style:font-name-asian="Verdana2" style:font-size-asian="9pt" style:font-weight-asian="bold" style:font-name-complex="Verdana2" style:font-size-complex="9pt"/>
    </style:style>
    <style:style style:name="P10" style:family="paragraph" style:parent-style-name="Standard">
      <style:paragraph-properties fo:line-height="122%" fo:break-before="auto" fo:break-after="auto" fo:padding="0in" fo:border="none"/>
      <style:text-properties fo:font-weight="bold" style:font-weight-asian="bold"/>
    </style:style>
    <style:style style:name="P11" style:family="paragraph" style:parent-style-name="Standard">
      <style:paragraph-properties fo:line-height="122%" fo:break-before="auto" fo:break-after="auto" fo:padding="0in" fo:border="none"/>
      <style:text-properties fo:color="#8c8cb2" style:font-name="Verdana" fo:font-size="9pt" style:font-name-asian="Verdana2" style:font-size-asian="9pt" style:font-name-complex="Verdana2" style:font-size-complex="9pt"/>
    </style:style>
    <style:style style:name="P12" style:family="paragraph" style:parent-style-name="Standard">
      <style:paragraph-properties fo:margin-left="0.25in" fo:margin-right="0in" fo:text-indent="0in" style:auto-text-indent="false" fo:break-before="auto" fo:break-after="auto" fo:padding="0in" fo:border="none"/>
    </style:style>
    <style:style style:name="P13" style:family="paragraph" style:parent-style-name="Standard">
      <style:paragraph-properties fo:margin-left="0.25in" fo:margin-right="0in" fo:text-indent="0in" style:auto-text-indent="false" fo:break-before="auto" fo:break-after="auto" fo:padding="0in" fo:border="none"/>
    </style:style>
    <style:style style:name="P14" style:family="paragraph" style:parent-style-name="Standard">
      <style:paragraph-properties fo:margin-left="0.5in" fo:margin-right="0in" fo:text-indent="0in" style:auto-text-indent="false" fo:break-before="auto" fo:break-after="auto" fo:padding="0in" fo:border="none"/>
    </style:style>
    <style:style style:name="P15" style:family="paragraph" style:parent-style-name="Standard" style:list-style-name="WWNum6">
      <style:paragraph-properties fo:margin-left="0.611in" fo:margin-right="0.111in" fo:margin-top="0.111in" fo:margin-bottom="0in" loext:contextual-spacing="false" fo:line-height="100%" fo:text-indent="-0.25in" style:auto-text-indent="false" fo:break-before="auto" fo:break-after="auto" fo:padding="0in" fo:border="none"/>
    </style:style>
    <style:style style:name="P16" style:family="paragraph" style:parent-style-name="Standard" style:list-style-name="WWNum4">
      <style:paragraph-properties fo:margin-left="0.611in" fo:margin-right="0.111in" fo:margin-top="0.111in" fo:margin-bottom="0in" loext:contextual-spacing="false" fo:line-height="122%" fo:text-indent="-0.25in" style:auto-text-indent="false" fo:break-before="auto" fo:break-after="auto" fo:padding="0in" fo:border="none"/>
    </style:style>
    <style:style style:name="P17" style:family="paragraph" style:parent-style-name="Standard" style:list-style-name="WWNum5">
      <style:paragraph-properties fo:margin-left="0.611in" fo:margin-right="0.111in" fo:margin-top="0.111in" fo:margin-bottom="0in" loext:contextual-spacing="false" fo:line-height="122%" fo:text-indent="-0.25in" style:auto-text-indent="false" fo:break-before="auto" fo:break-after="auto" fo:padding="0in" fo:border="none"/>
    </style:style>
    <style:style style:name="P18" style:family="paragraph" style:parent-style-name="Standard" style:list-style-name="WWNum6">
      <style:paragraph-properties fo:margin-left="0.611in" fo:margin-right="0.111in" fo:margin-top="0in" fo:margin-bottom="0in" loext:contextual-spacing="false" fo:line-height="100%" fo:text-indent="-0.25in" style:auto-text-indent="false" fo:break-before="auto" fo:break-after="auto" fo:padding="0in" fo:border="none"/>
    </style:style>
    <style:style style:name="P19" style:family="paragraph" style:parent-style-name="Standard" style:list-style-name="WWNum4">
      <style:paragraph-properties fo:margin-left="0.611in" fo:margin-right="0.111in" fo:margin-top="0in" fo:margin-bottom="0in" loext:contextual-spacing="false" fo:line-height="122%" fo:text-indent="-0.25in" style:auto-text-indent="false" fo:break-before="auto" fo:break-after="auto" fo:padding="0in" fo:border="none"/>
    </style:style>
    <style:style style:name="P20" style:family="paragraph" style:parent-style-name="Standard" style:list-style-name="WWNum5">
      <style:paragraph-properties fo:margin-left="0.611in" fo:margin-right="0.111in" fo:margin-top="0in" fo:margin-bottom="0in" loext:contextual-spacing="false" fo:line-height="122%" fo:text-indent="-0.25in" style:auto-text-indent="false" fo:break-before="auto" fo:break-after="auto" fo:padding="0in" fo:border="none"/>
    </style:style>
    <style:style style:name="P21" style:family="paragraph" style:parent-style-name="Standard" style:list-style-name="WWNum6">
      <style:paragraph-properties fo:margin-left="0.611in" fo:margin-right="0.111in" fo:margin-top="0in" fo:margin-bottom="0.111in" loext:contextual-spacing="false" fo:line-height="100%" fo:text-indent="-0.25in" style:auto-text-indent="false" fo:break-before="auto" fo:break-after="auto" fo:padding="0in" fo:border="none"/>
    </style:style>
    <style:style style:name="P22" style:family="paragraph" style:parent-style-name="Standard" style:list-style-name="WWNum4">
      <style:paragraph-properties fo:margin-left="0.611in" fo:margin-right="0.111in" fo:margin-top="0in" fo:margin-bottom="0.111in" loext:contextual-spacing="false" fo:line-height="122%" fo:text-indent="-0.25in" style:auto-text-indent="false" fo:break-before="auto" fo:break-after="auto" fo:padding="0in" fo:border="none"/>
    </style:style>
    <style:style style:name="P23" style:family="paragraph" style:parent-style-name="Standard" style:list-style-name="WWNum5">
      <style:paragraph-properties fo:margin-left="0.611in" fo:margin-right="0.111in" fo:margin-top="0in" fo:margin-bottom="0.111in" loext:contextual-spacing="false" fo:line-height="122%" fo:text-indent="-0.25in" style:auto-text-indent="false" fo:break-before="auto" fo:break-after="auto" fo:padding="0in" fo:border="none"/>
    </style:style>
    <style:style style:name="P24" style:family="paragraph" style:parent-style-name="Standard" style:list-style-name="WWNum1">
      <style:paragraph-properties fo:margin-left="0.611in" fo:margin-right="0.111in" fo:margin-top="0.111in" fo:margin-bottom="0.139in" loext:contextual-spacing="false" fo:line-height="100%" fo:text-indent="-0.25in" style:auto-text-indent="false" fo:break-before="auto" fo:break-after="auto" fo:padding="0in" fo:border="none"/>
    </style:style>
    <style:style style:name="P25" style:family="paragraph" style:parent-style-name="Standard" style:list-style-name="WWNum2">
      <style:paragraph-properties fo:margin-left="0.611in" fo:margin-right="0.111in" fo:margin-top="0.111in" fo:margin-bottom="0.139in" loext:contextual-spacing="false" fo:line-height="122%" fo:text-indent="-0.25in" style:auto-text-indent="false" fo:break-before="auto" fo:break-after="auto" fo:padding="0in" fo:border="none"/>
    </style:style>
    <style:style style:name="P26" style:family="paragraph" style:parent-style-name="Standard">
      <style:paragraph-properties fo:margin-left="0in" fo:margin-right="0.111in" fo:margin-top="0.111in" fo:margin-bottom="0.139in" loext:contextual-spacing="false" fo:line-height="100%" fo:text-indent="0in" style:auto-text-indent="false" fo:break-before="auto" fo:break-after="auto" fo:padding="0in" fo:border="none"/>
      <style:text-properties style:font-name="Verdana" fo:font-size="9pt" style:font-name-asian="Verdana2" style:font-size-asian="9pt" style:font-name-complex="Verdana2" style:font-size-complex="9pt"/>
    </style:style>
    <style:style style:name="P27" style:family="paragraph" style:parent-style-name="Standard" style:list-style-name="WWNum8">
      <style:paragraph-properties fo:margin-left="0.5in" fo:margin-right="0in" fo:text-indent="-0.25in" style:auto-text-indent="false" fo:break-before="auto" fo:break-after="auto" fo:padding="0in" fo:border="none"/>
    </style:style>
    <style:style style:name="P28" style:family="paragraph" style:parent-style-name="Standard" style:list-style-name="WWNum7">
      <style:paragraph-properties fo:margin-left="0.5in" fo:margin-right="0in" fo:text-indent="-0.25in" style:auto-text-indent="false" fo:break-before="auto" fo:break-after="auto" fo:padding="0in" fo:border="none"/>
    </style:style>
    <style:style style:name="P29" style:family="paragraph" style:parent-style-name="Standard" style:list-style-name="WWNum3">
      <style:paragraph-properties fo:margin-left="0.5in" fo:margin-right="0in" fo:text-indent="-0.25in" style:auto-text-indent="false" fo:break-before="auto" fo:break-after="auto" fo:padding="0in" fo:border="none"/>
    </style:style>
    <style:style style:name="P30" style:family="paragraph" style:parent-style-name="Standard" style:master-page-name="Standard">
      <style:paragraph-properties style:page-number="1" fo:break-before="auto" fo:break-after="auto" fo:padding="0in" fo:border="none"/>
    </style:style>
    <style:style style:name="P31" style:family="paragraph" style:parent-style-name="Heading_20_1">
      <style:paragraph-properties fo:break-before="auto" fo:break-after="auto" fo:padding="0in" fo:border="none"/>
    </style:style>
    <style:style style:name="P32" style:family="paragraph" style:parent-style-name="Heading_20_1">
      <style:paragraph-properties fo:line-height="122%" fo:break-before="auto" fo:break-after="auto" fo:padding="0in" fo:border="none"/>
    </style:style>
    <style:style style:name="P33" style:family="paragraph" style:parent-style-name="Heading_20_1">
      <style:paragraph-properties fo:margin-left="0in" fo:margin-right="0.111in" fo:margin-top="0.111in" fo:margin-bottom="0.111in" loext:contextual-spacing="false" fo:line-height="122%" fo:text-indent="0in" style:auto-text-indent="false" fo:break-before="auto" fo:break-after="auto" fo:padding="0in" fo:border="none"/>
    </style:style>
    <style:style style:name="P34" style:family="paragraph" style:parent-style-name="Heading_20_2">
      <style:paragraph-properties fo:break-before="auto" fo:break-after="auto" fo:padding="0in" fo:border="none"/>
    </style:style>
    <style:style style:name="P35" style:family="paragraph" style:parent-style-name="Heading_20_2">
      <style:paragraph-properties fo:line-height="122%" fo:break-before="auto" fo:break-after="auto" fo:padding="0in" fo:border="none"/>
    </style:style>
    <style:style style:name="P36" style:family="paragraph" style:parent-style-name="Title">
      <style:paragraph-properties fo:text-align="center" style:justify-single-word="false" fo:break-before="auto" fo:break-after="auto" fo:padding="0in" fo:border="none"/>
    </style:style>
    <style:style style:name="P37" style:family="paragraph" style:parent-style-name="Subtitle">
      <style:paragraph-properties fo:line-height="122%" fo:break-before="auto" fo:break-after="auto" fo:padding="0in" fo:border="none"/>
    </style:style>
    <style:style style:name="T1" style:family="text">
      <style:text-properties fo:font-size="10pt" style:font-size-asian="10pt" style:font-size-complex="10pt"/>
    </style:style>
    <style:style style:name="T2" style:family="text">
      <style:text-properties style:font-name="Verdana" fo:font-size="9pt" style:font-name-asian="Verdana2" style:font-size-asian="9pt" style:font-name-complex="Verdana2" style:font-size-complex="9pt"/>
    </style:style>
    <style:style style:name="T3" style:family="text">
      <style:text-properties style:font-name="Verdana" fo:font-size="9pt" fo:font-weight="bold" style:font-name-asian="Verdana2" style:font-size-asian="9pt" style:font-weight-asian="bold" style:font-name-complex="Verdana2" style:font-size-complex="9pt"/>
    </style:style>
    <style:style style:name="T4" style:family="text">
      <style:text-properties style:font-name="Verdana" fo:font-size="9pt" style:text-underline-style="none" style:font-name-asian="Verdana2" style:font-size-asian="9pt" style:font-name-complex="Verdana2" style:font-size-complex="9pt"/>
    </style:style>
    <style:style style:name="T5" style:family="text">
      <style:text-properties style:font-name="Verdana" fo:font-size="9pt" fo:font-style="italic" fo:font-weight="bold" style:font-name-asian="Verdana2" style:font-size-asian="9pt" style:font-style-asian="italic" style:font-weight-asian="bold" style:font-name-complex="Verdana2" style:font-size-complex="9pt"/>
    </style:style>
    <style:style style:name="T6" style:family="text">
      <style:text-properties style:font-name="Verdana" fo:font-size="9pt" fo:font-style="italic" style:font-name-asian="Verdana2" style:font-size-asian="9pt" style:font-style-asian="italic" style:font-name-complex="Verdana2" style:font-size-complex="9pt"/>
    </style:style>
    <style:style style:name="T7" style:family="text">
      <style:text-properties style:font-name="Verdana" fo:font-size="12pt" fo:font-weight="bold" style:font-name-asian="Verdana2" style:font-size-asian="12pt" style:font-weight-asian="bold" style:font-name-complex="Verdana2" style:font-size-complex="12pt"/>
    </style:style>
    <style:style style:name="T8" style:family="text">
      <style:text-properties fo:color="#1155cc" style:font-name="Verdana" fo:font-size="9pt" style:text-underline-style="solid" style:text-underline-width="auto" style:text-underline-color="font-color" fo:font-weight="bold" style:font-name-asian="Verdana2" style:font-size-asian="9pt" style:font-weight-asian="bold" style:font-name-complex="Verdana2" style:font-size-complex="9pt"/>
    </style:style>
    <style:style style:name="T9" style:family="text">
      <style:text-properties fo:color="#1155cc" style:font-name="Verdana" fo:font-size="9pt" style:text-underline-style="solid" style:text-underline-width="auto" style:text-underline-color="font-color" style:font-name-asian="Verdana2" style:font-size-asian="9pt" style:font-name-complex="Verdana2" style:font-size-complex="9pt"/>
    </style:style>
    <style:style style:name="T10" style:family="text">
      <style:text-properties fo:color="#1155cc" style:text-underline-style="solid" style:text-underline-width="auto" style:text-underline-color="font-color"/>
    </style:style>
    <style:style style:name="T11" style:family="text">
      <style:text-properties fo:color="#4d3a98" style:font-name="Verdana" fo:font-size="9pt" fo:font-weight="bold" style:font-name-asian="Verdana2" style:font-size-asian="9pt" style:font-weight-asian="bold" style:font-name-complex="Verdana2" style:font-size-complex="9pt"/>
    </style:style>
    <style:style style:name="T12" style:family="text">
      <style:text-properties fo:color="#4d3a98" style:font-name="Verdana" fo:font-size="9pt" style:font-name-asian="Verdana2" style:font-size-asian="9pt" style:font-name-complex="Verdana2" style:font-size-complex="9pt"/>
    </style:style>
    <style:style style:name="T13" style:family="text">
      <style:text-properties fo:font-weight="bold" style:font-weight-asian="bold"/>
    </style:style>
    <style:style style:name="T14" style:family="text">
      <style:text-properties fo:color="#8c8cb2" style:font-name="Verdana" fo:font-size="9pt" style:font-name-asian="Verdana2" style:font-size-asian="9pt" style:font-name-complex="Verdana2" style:font-size-complex="9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6"><text:bookmark text:name="_wezvwij3dht"/>Druid’s Log: Animal Companions</text:p>
      <text:p text:style-name="P2">By Flutter, Grand High Secretary of Druid Local 704</text:p>
      <text:p text:style-name="P2"><text:span text:style-name="T1">(Open to All Friends of Non-Humanoid Pathfinders Regardless of Class)</text:span></text:p>
      <text:p text:style-name="P2"/>
      <text:p text:style-name="P3"><text:span text:style-name="T2">Few things require as much DM adjudication as the diverse and wonderful world of animal companions. Part class feature, part PC, part NPC, Animal companions, their actions and abilities exist in a nebulous intersection of rules, player control, and DM control. So it’s no surprise that organized play has its own rules about how these non humanoid pathfinders function in the party.</text:span></text:p>
      <text:p text:style-name="P6"/>
      <text:p text:style-name="P3"><text:span text:style-name="T2">I recommend that you read this whole document through at least once -- your animal friends will thank you for it! <text:s/>If you have questions or want to discuss this guide, check out the </text:span><text:a xlink:type="simple" xlink:href="http://paizo.com/threads/rzs2ql8b?Druids-Log-Animal-companions" text:style-name="ListLabel_20_73" text:visited-style-name="ListLabel_20_73"><text:span text:style-name="T8">Druid’s Log: Animal Companions</text:span></text:a><text:span text:style-name="T3"> </text:span><text:span text:style-name="T2">thread on the Paizo Forums. <text:s/>Consider the above link your Druid Local 704 Union Card!</text:span></text:p>
      <text:p text:style-name="P1"/>
      <text:p text:style-name="P31"><text:bookmark text:name="_tyhkxo5zc2r9"/>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wsgyb1xdkno7" text:style-name="Index_20_Link" text:visited-style-name="Index_20_Link"><text:span text:style-name="T10">Part I: Resources</text:span></text:a></text:p>
          <text:p text:style-name="P14"><text:a xlink:type="simple" xlink:href="#_g0gsh7hds8ej" text:style-name="Index_20_Link" text:visited-style-name="Index_20_Link"><text:span text:style-name="T10">A few Random Points and less frequently asked questions</text:span></text:a></text:p>
          <text:p text:style-name="P12"><text:a xlink:type="simple" xlink:href="#_6alnud1ookj9" text:style-name="Index_20_Link" text:visited-style-name="Index_20_Link"><text:span text:style-name="T10">Part II: Selecting the companion that's right for you.</text:span></text:a></text:p>
          <text:p text:style-name="P12"><text:a xlink:type="simple" xlink:href="#_5fu4ktqyiqi0" text:style-name="Index_20_Link" text:visited-style-name="Index_20_Link"><text:span text:style-name="T10">Part III: We can build it stronger... faster....</text:span></text:a></text:p>
          <text:p text:style-name="P12"><text:a xlink:type="simple" xlink:href="#_85sqcx97luyh" text:style-name="Index_20_Link" text:visited-style-name="Index_20_Link"><text:span text:style-name="T10">Part IV: Turning tricks.</text:span></text:a></text:p>
          <text:p text:style-name="P14"><text:a xlink:type="simple" xlink:href="#_2rplh0oabd8e" text:style-name="Index_20_Link" text:visited-style-name="Index_20_Link"><text:span text:style-name="T10">How to train your “not a dragon”</text:span></text:a></text:p>
          <text:p text:style-name="P14"><text:a xlink:type="simple" xlink:href="#_1s74g3w06h0t" text:style-name="Index_20_Link" text:visited-style-name="Index_20_Link"><text:span text:style-name="T10">Most tricks are pretty self explanatory but a few bear mention</text:span></text:a></text:p>
          <text:p text:style-name="P12"><text:a xlink:type="simple" xlink:href="#_j91srd91d8vu" text:style-name="Index_20_Link" text:visited-style-name="Index_20_Link"><text:span text:style-name="T10">Part V: Handle Animal and You.</text:span></text:a></text:p>
          <text:p text:style-name="P12"><text:a xlink:type="simple" xlink:href="#_53ejh6p4exyw" text:style-name="Index_20_Link" text:visited-style-name="Index_20_Link"><text:span text:style-name="T10">Part VI: Hocks, withers, fetlocks, toes -- Magic Items &amp; Animals</text:span></text:a></text:p>
          <text:p text:style-name="P14"><text:a xlink:type="simple" xlink:href="#_2rr12ifn4d9f" text:style-name="Index_20_Link" text:visited-style-name="Index_20_Link"><text:span text:style-name="T10">Avian</text:span></text:a></text:p>
          <text:p text:style-name="P14"><text:soft-page-break/><text:a xlink:type="simple" xlink:href="#_hfevmqbfmdfv" text:style-name="Index_20_Link" text:visited-style-name="Index_20_Link"><text:span text:style-name="T10">Biped: Claws / Paws</text:span></text:a></text:p>
          <text:p text:style-name="P14"><text:a xlink:type="simple" xlink:href="#_texv7zlacqt1" text:style-name="Index_20_Link" text:visited-style-name="Index_20_Link"><text:span text:style-name="T10">Biped: Hands</text:span></text:a></text:p>
          <text:p text:style-name="P14"><text:a xlink:type="simple" xlink:href="#_zdvlgmwir20e" text:style-name="Index_20_Link" text:visited-style-name="Index_20_Link"><text:span text:style-name="T10">Piscine: Fishy</text:span></text:a></text:p>
          <text:p text:style-name="P14"><text:a xlink:type="simple" xlink:href="#_w8hcposmj51e" text:style-name="Index_20_Link" text:visited-style-name="Index_20_Link"><text:span text:style-name="T10">Quadruped: Claws &amp; Paws</text:span></text:a></text:p>
          <text:p text:style-name="P14"><text:a xlink:type="simple" xlink:href="#_e078oynbrpjf" text:style-name="Index_20_Link" text:visited-style-name="Index_20_Link"><text:span text:style-name="T10">Quadruped / Hexapod: Feet</text:span></text:a></text:p>
          <text:p text:style-name="P14"><text:a xlink:type="simple" xlink:href="#_2j4khejgk9ax" text:style-name="Index_20_Link" text:visited-style-name="Index_20_Link"><text:span text:style-name="T10">Quadruped: Hooves</text:span></text:a></text:p>
          <text:p text:style-name="P14"><text:a xlink:type="simple" xlink:href="#_hieeeordlln1" text:style-name="Index_20_Link" text:visited-style-name="Index_20_Link"><text:span text:style-name="T10">Quadruped: Squat Body</text:span></text:a></text:p>
          <text:p text:style-name="P14"><text:a xlink:type="simple" xlink:href="#_4i40odeftyfq" text:style-name="Index_20_Link" text:visited-style-name="Index_20_Link"><text:span text:style-name="T10">Saurian</text:span></text:a></text:p>
          <text:p text:style-name="P14"><text:a xlink:type="simple" xlink:href="#_4sszfu2gmicx" text:style-name="Index_20_Link" text:visited-style-name="Index_20_Link"><text:span text:style-name="T10">Serpentine</text:span></text:a></text:p>
          <text:p text:style-name="P14"><text:a xlink:type="simple" xlink:href="#_uqccjy6sf3c0" text:style-name="Index_20_Link" text:visited-style-name="Index_20_Link"><text:span text:style-name="T10">Verminous</text:span></text:a></text:p>
          <text:p text:style-name="P12"><text:a xlink:type="simple" xlink:href="#_shmweqododyc" text:style-name="Index_20_Link" text:visited-style-name="Index_20_Link"><text:span text:style-name="T10">Part VII: Feral Fashion</text:span></text:a></text:p>
          <text:p text:style-name="P12"><text:a xlink:type="simple" xlink:href="#_de60sfmq6qhn" text:style-name="Index_20_Link" text:visited-style-name="Index_20_Link"><text:span text:style-name="T10">Part VIII: Accessorizing</text:span></text:a></text:p>
          <text:p text:style-name="P12"><text:a xlink:type="simple" xlink:href="#_o34r1o947oh4" text:style-name="Index_20_Link" text:visited-style-name="Index_20_Link"><text:span text:style-name="T10">Part IX: Catch and Release</text:span></text:a></text:p>
          <text:p text:style-name="P12"><text:a xlink:type="simple" xlink:href="#_tfsblwn7ugxe" text:style-name="Index_20_Link" text:visited-style-name="Index_20_Link"><text:span text:style-name="T10">Part X: Feats &amp; Racials</text:span></text:a></text:p>
          <text:p text:style-name="P12"><text:a xlink:type="simple" xlink:href="#_yrev6j9nqwde" text:style-name="Index_20_Link" text:visited-style-name="Index_20_Link"><text:span text:style-name="T10">Part XI: Additional Resources and Other Guides</text:span></text:a></text:p>
          <text:p text:style-name="P12"><text:a xlink:type="simple" xlink:href="#_s7e4kkmermju" text:style-name="Index_20_Link" text:visited-style-name="Index_20_Link"><text:span text:style-name="T10">Part X: Animal Companion Etiquette</text:span></text:a></text:p>
        </text:index-body>
      </text:table-of-content>
      <text:p text:style-name="P1"/>
      <text:p text:style-name="P1"/>
      <text:p text:style-name="P32"><text:bookmark text:name="_wsgyb1xdkno7"/>Part I: Resources</text:p>
      <text:p text:style-name="P3"><text:a xlink:type="simple" xlink:href="http://paizo.com/prd/classes/druid.html" text:style-name="ListLabel_20_74" text:visited-style-name="ListLabel_20_74"><text:span text:style-name="T11">The druid</text:span></text:a><text:a xlink:type="simple" xlink:href="http://paizo.com/prd/classes/druid.html" text:style-name="ListLabel_20_75" text:visited-style-name="ListLabel_20_75"><text:span text:style-name="T12"> </text:span></text:a><text:span text:style-name="T2">for basic information about your companion. It is very important to note that the animal you see here IS your animal companion species. If the ability isn't listed here then your animal companion doesn't have it. If for example, the bestiary lion gets a stealth bonus in tall grass while your animal companion lion does not because it’s not a listed ability.</text:span></text:p>
      <text:p text:style-name="P6"/>
      <text:p text:style-name="P3"><text:soft-page-break/><text:span text:style-name="T2">The feats spelled out here as animal companions count as access for those feats, so </text:span><text:a xlink:type="simple" xlink:href="http://paizo.com/threads/rzs2lxpc?Hyrum-or-Mark-clarification-requested-on#5" text:style-name="ListLabel_20_75" text:visited-style-name="ListLabel_20_75"><text:span text:style-name="T12">your animal companion can take improved natural attack even if your druid can't.</text:span></text:a></text:p>
      <text:p text:style-name="P8"><text:a xlink:type="simple" xlink:href="http://paizo.com/threads/rzs2lxpc?Hyrum-or-Mark-clarification-requested-on#5" text:style-name="Internet_20_link" text:visited-style-name="Visited_20_Internet_20_Link"/></text:p>
      <text:p text:style-name="P3"><text:a xlink:type="simple" xlink:href="http://paizo.com/prd/skills/handleAnimal.html#_handle-animal" text:style-name="ListLabel_20_74" text:visited-style-name="ListLabel_20_74"><text:span text:style-name="T11">Handle animal skill</text:span></text:a><text:span text:style-name="T2"> - Very important to point out that the DC to push a critter is 25. The DC to get an animal to do a trick it knows is 10. These are regardless of the DC's listed next to the trick, which are only the difficulty of TEACHING the critter the trick.</text:span></text:p>
      <text:p text:style-name="P6"/>
      <text:p text:style-name="P3"><text:a xlink:type="simple" xlink:href="http://paizo.com/paizo/blog/v5748dyo5lc1y&amp;page=4?Monkey-See-Monkey-Do-An-FAQ-on-Intelligent" text:style-name="ListLabel_20_74" text:visited-style-name="ListLabel_20_74"><text:span text:style-name="T11">The Monkey See Monkey do Blog</text:span></text:a><text:a xlink:type="simple" xlink:href="http://paizo.com/paizo/blog/v5748dyo5lc1y&amp;page=4?Monkey-See-Monkey-Do-An-FAQ-on-Intelligent" text:style-name="ListLabel_20_75" text:visited-style-name="ListLabel_20_75"><text:span text:style-name="T12"> </text:span></text:a><text:span text:style-name="T2">- Which, among other important information, clarifies that your ape animal companion will not use a manufactured weapon for you. Please respect his or her right to choose their own natural weaponry. It also spells out that raising a critters intelligence to three does NOT mean you can stop making handle animal checks.</text:span></text:p>
      <text:p text:style-name="P6"/>
      <text:p text:style-name="P3"><text:span text:style-name="T2">According to the guide to organized play, You can only have one combat animal active at any time. This makes archetypes and multiclassing options that grant you multiple companions less viable in organized play.</text:span></text:p>
      <text:p text:style-name="P6"/>
      <text:p text:style-name="P3"><text:a xlink:type="simple" xlink:href="http://paizo.com/pathfinderSociety/faq#v5748eaic9p51" text:style-name="ListLabel_20_74" text:visited-style-name="ListLabel_20_74"><text:span text:style-name="T11">The PFS FAQ on critters</text:span></text:a></text:p>
      <text:list xml:id="list4009116270" text:style-name="WWNum6">
        <text:list-item>
          <text:p text:style-name="P15"><text:span text:style-name="T2">Animal companions can't activate magic items</text:span></text:p>
        </text:list-item>
        <text:list-item>
          <text:p text:style-name="P18"><text:span text:style-name="T2">Animal companions are limited to the more restrictive of either [neck+barding+Slots Gained from Extra Slot feat] or The Animal Archive </text:span><text:a xlink:type="simple" xlink:href="http://www.d20pfsrd.com/magic-items#table-magic-item-slots-for-animals" text:style-name="ListLabel_20_75" text:visited-style-name="ListLabel_20_75"><text:span text:style-name="T12">chart</text:span></text:a></text:p>
        </text:list-item>
        <text:list-item>
          <text:p text:style-name="P18"><text:span text:style-name="T2">Snakes Cannot wear armor (and barding stitches are banned)</text:span></text:p>
        </text:list-item>
        <text:list-item>
          <text:p text:style-name="P18"><text:span text:style-name="T2">In a slight difference from the Monkey See Monkey Do Blog, animals can learn to understand a language by putting a point in linguistics rather than getting one automatically</text:span></text:p>
        </text:list-item>
        <text:list-item>
          <text:p text:style-name="P18"><text:span text:style-name="T2">Animals with a 3+ int CAN use Ioun stones</text:span></text:p>
        </text:list-item>
        <text:list-item>
          <text:p text:style-name="P21"><text:a xlink:type="simple" xlink:href="http://paizo.com/pathfinderSociety/faq#v5748eaic9osa" text:style-name="ListLabel_20_75" text:visited-style-name="ListLabel_20_75"><text:span text:style-name="T12">Your companion does gain extra tricks for having extra intelligence</text:span></text:a></text:p>
        </text:list-item>
      </text:list>
      <text:p text:style-name="P3"><text:a xlink:type="simple" xlink:href="http://paizo.com/paizo/blog/v5748dyo5lejb&amp;page=11?Animals-and-Their-Tricks" text:style-name="ListLabel_20_74" text:visited-style-name="ListLabel_20_74"><text:span text:style-name="T11">Mergy's Blog on animal companions</text:span></text:a><text:a xlink:type="simple" xlink:href="http://paizo.com/paizo/blog/v5748dyo5lejb&amp;page=11?Animals-and-Their-Tricks" text:style-name="ListLabel_20_75" text:visited-style-name="ListLabel_20_75"><text:span text:style-name="T12"> </text:span></text:a><text:span text:style-name="T2">Notes that critters need to know the flank and aid trick from the animal archive to use aid another or to go out of their way to flank. One minor note about the animal not learning extra tricks is in error.</text:span></text:p>
      <text:p text:style-name="P6"/>
      <text:p text:style-name="P35"><text:bookmark text:name="_g0gsh7hds8ej"/>A few Random Points and less frequently asked questions</text:p>
      <text:list xml:id="list777136629" text:style-name="WWNum1">
        <text:list-item>
          <text:p text:style-name="P24"><text:a xlink:type="simple" xlink:href="http://paizo.com/paizo/blog/v5748dyo5lejb?Animals-and-Their-Tricks#42" text:style-name="ListLabel_20_75" text:visited-style-name="ListLabel_20_75"><text:span text:style-name="T12">Animals Act on their own initiative</text:span></text:a><text:span text:style-name="T2"> If the animal wins initiative it will delay and await instructions. Personally I would always delay to act in synch with my animal companion, just so that your orders make sense when the animal gets to perform them. </text:span></text:p>
        </text:list-item>
        <text:list-item>
          <text:p text:style-name="P24"><text:a xlink:type="simple" xlink:href="http://paizo.com/threads/rzs2p73y?Cavaliers-and-Exotic-Mounts#43" text:style-name="ListLabel_20_75" text:visited-style-name="ListLabel_20_75"><text:span text:style-name="T12">You cannot dip a level in druid to open up the entire animal companion list to other classes</text:span></text:a><text:span text:style-name="T2"> If you want an animal companion to benefit from your class levels it has to be on both of the class lists. A Druid Cavalier with a horse has a fully leveled horse. A Cavalier Druid with a tiger animal companion... also owns a horse. </text:span></text:p>
        </text:list-item>
        <text:list-item>
          <text:p text:style-name="P24"><text:a xlink:type="simple" xlink:href="http://paizo.com/threads/rzs2oemz?Large-ape-animal-companion-reach#10" text:style-name="ListLabel_20_75" text:visited-style-name="ListLabel_20_75"><text:span text:style-name="T12">large apes have 10 feet of reach</text:span></text:a><text:span text:style-name="T2"> </text:span></text:p>
        </text:list-item>
        <text:list-item>
          <text:p text:style-name="P24"><text:soft-page-break/><text:a xlink:type="simple" xlink:href="http://paizo.com/threads/rzs2o0h8?Player-wants-his-animal-companion-to-have#24" text:style-name="ListLabel_20_75" text:visited-style-name="ListLabel_20_75"><text:span text:style-name="T12">You cannot have named armor types as animal barding </text:span></text:a></text:p>
        </text:list-item>
        <text:list-item>
          <text:p text:style-name="P24"><text:a xlink:type="simple" xlink:href="http://paizo.com/threads/rzs2ov8y?Camel-companion-with-a-grapple-CMB-of-23#50" text:style-name="ListLabel_20_75" text:visited-style-name="ListLabel_20_75"><text:span text:style-name="T12">You cannot have custom tricks</text:span></text:a><text:span text:style-name="T2"> but... </text:span></text:p>
        </text:list-item>
        <text:list-item>
          <text:p text:style-name="P24"><text:a xlink:type="simple" xlink:href="http://paizo.com/threads/rzs2ov8y&amp;page=2?Camel-companion-with-a-grapple-CMB-of-23#55" text:style-name="ListLabel_20_75" text:visited-style-name="ListLabel_20_75"><text:span text:style-name="T12">Animals know how to use their feats</text:span></text:a><text:span text:style-name="T2"> You cannot block an animal from using its feats because of a lack of a trick for it, even if the animal has to use independent actions when its not being directly controlled. </text:span></text:p>
        </text:list-item>
        <text:list-item>
          <text:p text:style-name="P24"><text:a xlink:type="simple" xlink:href="http://paizo.com/threads/rzs2ogj6&amp;page=3?Can-animal-companions-wear-rings#128" text:style-name="ListLabel_20_75" text:visited-style-name="ListLabel_20_75"><text:span text:style-name="T12">Animals (despite an overly literal reading of the FAQ) can wear and use items specifically for their use</text:span></text:a><text:span text:style-name="T2">. To the best of my knowledge this consists of horse shoes, The beast bond brand, and the stone of alliance. </text:span><text:a xlink:type="simple" xlink:href="http://paizo.com/threads/rzs2ql8b?Druids-Log-Animal-companions" text:style-name="ListLabel_20_75" text:visited-style-name="ListLabel_20_75"><text:span text:style-name="T12">Only horses, mules, and donkeys can wear horse shoes.</text:span></text:a><text:span text:style-name="T2"> Presumably this includes ponies for the vertically challenged Pathfinders because they are horses. </text:span></text:p>
        </text:list-item>
        <text:list-item>
          <text:p text:style-name="P24"><text:a xlink:type="simple" xlink:href="http://paizo.com/paizo/blog/v5748dyo5lf3y&amp;page=3?Guide-to-Pathfinder-Society-Organized-Play#147" text:style-name="ListLabel_20_75" text:visited-style-name="ListLabel_20_75"><text:span text:style-name="T12">Animal companions can't retrain</text:span></text:a><text:span text:style-name="T2">. But wait for a later installment for a trick around that.</text:span></text:p>
        </text:list-item>
        <text:list-item>
          <text:p text:style-name="P24"><text:span text:style-name="T2">Taking your animal to church: We’ve discussed this as a team, and we’re in agreement that allowing all animal companions to have divine patrons goes beyond what’s intended—just as an animal companion must still be be handled and commanded, even if it somehow acquires a 20 Intelligence. Nonetheless, there’s a case to be made for an animal companion sent by a divine patron to have that deity as its patron. Thus, the following:</text:span></text:p>
        </text:list-item>
        <text:list-item>
          <text:p text:style-name="P24"><text:a xlink:type="simple" xlink:href="http://paizo.com/threads/rzs2tasz&amp;page=3?Animal-Companions-and-Deities-in-PFS#126" text:style-name="ListLabel_20_76" text:visited-style-name="ListLabel_20_76"><text:span text:style-name="T9">Taking an animal to church</text:span></text:a><text:span text:style-name="T2">: An animal companion does not receive a divine patron except under the following exceptions, all but one of which require the animal companion to share the same patron deity as the PC. First, the mount provided by a paladin’s divine bond receives a patron. Second, the animal companion granted by the Animal domain’s animal companion power and Scalykind domain’s serpent companion (or Saurian subdomain’s saurian companion) receives a patron. Third, the animal companions granted by the following archetypes receive patron deities: the sacred huntsmaster (inquisitor), the the divine commander (warpriest), and the divine hunter (hunter) gain a patron. Finally, the imp companion of a diabolist—technically an animal companion—receives a divine patron, but it must be Asmodeus or one of the archdevils.</text:span></text:p>
        </text:list-item>
      </text:list>
      <text:p text:style-name="P26"/>
      <text:p text:style-name="P26"/>
      <text:p text:style-name="P3"><text:a xlink:type="simple" xlink:href="#_tyhkxo5zc2r9" text:style-name="ListLabel_20_77" text:visited-style-name="ListLabel_20_77"><text:span text:style-name="T10">Return to Table of Contents</text:span></text:a></text:p>
      <text:p text:style-name="P37"><text:bookmark text:name="_7qbngkcbmygb"/></text:p>
      <text:p text:style-name="P32"><text:bookmark text:name="_6alnud1ookj9"/>Part II: Selecting the companion that's right for you.</text:p>
      <text:p text:style-name="P6"/>
      <text:p text:style-name="P3"><text:span text:style-name="T2">The diverse fauna of Golarion offers a myriad of animal companions </text:span><text:a xlink:type="simple" xlink:href="http://paizo.com/threads/www.d20pfsrd.com/classes/core-classes/druid/animal-companions" text:style-name="ListLabel_20_75" text:visited-style-name="ListLabel_20_75"><text:span text:style-name="T12">choices</text:span></text:a><text:span text:style-name="T2">, most of whom have found a ready home with members of the society. Always check the </text:span><text:a xlink:type="simple" xlink:href="http://paizo.com/pathfinderSociety/about/additionalResources" text:style-name="ListLabel_20_75" text:visited-style-name="ListLabel_20_75"><text:span text:style-name="T12">Additional Resources</text:span></text:a><text:span text:style-name="T2"> page to make sure the Decemvirate doesn't object to your choice of animal companion. Something to do with allergies...</text:span></text:p>
      <text:p text:style-name="P6"/>
      <text:p text:style-name="P3"><text:span text:style-name="T3">The most important piece of advice anyone can give you is to pick the animal that fits YOU best.</text:span><text:span text:style-name="T2"> If you think a particular animal fits your character, looks awesome, and would make a great sidekick (or would be great to be a sidekick to) then take it. <text:s/>Many of us are full casters with a very powerful and versatile shape shifting ability. An animal companion can be an entire course unto itself but even if it’s just icing on the cake then you still have cake. Bears are, objectively, pretty bad compared to other options but they're still great for a class feature. PFS is not so deadly that you NEED to take the pouncing kitty/velociraptor of mangley death (unless you want to.)</text:span></text:p>
      <text:p text:style-name="P6"/>
      <text:p text:style-name="P3"><text:span text:style-name="T2">With that said, here are a few ups and downs of common choices.</text:span></text:p>
      <text:p text:style-name="P3"/>
      <text:p text:style-name="P3"><text:span text:style-name="T7">Kitty!</text:span><text:span text:style-name="T2"> Awwww they're so cute. Don't you just want to belly rub them? Well, watch your arms. On pure math the kitty probably does the most damage. Pounce + rake and large size means that these adorable bundles of fluff pack a whallop. The grab ability is amazing against spellcasters, who have very limited options once they're grabbed.</text:span></text:p>
      <text:p text:style-name="P6"/>
      <text:p text:style-name="P3"><text:soft-page-break/><text:span text:style-name="T2">I cannot stress enough how good pounce is. Melee fighters usually suffer a great deal from their need to move up and damage, but lose a lot of ability to damage from doing so, especially if they dual wield. Pounce gives you all the mobility of an animals high movement AND the ability to take advantage of the full attack.</text:span></text:p>
      <text:p text:style-name="P6"/>
      <text:p text:style-name="P3"><text:span text:style-name="T7">Horses:</text:span><text:span text:style-name="T2"> The good news is that you can ride them and they're accepted everywhere. The bad news is that they often have trouble doing things like getting up stairs, climbing down holes, and getting their lil tushies into the teleportation tapestry we keep in the basement. </text:span></text:p>
      <text:p text:style-name="P6"/>
      <text:p text:style-name="P3"><text:span text:style-name="T2">The society tends to either send us into a dungeon where no one minds the giant cat, or into a fancy party where neither the giant cat or the horse are allowed without a lot of middleground, negating one of the horses advantages.</text:span></text:p>
      <text:p text:style-name="P6"/>
      <text:p text:style-name="P3"><text:span text:style-name="T7">Wolfy:</text:span><text:span text:style-name="T2"> A good mount for a companion. Having one big bite usually does less damage than having multiple attacks, but your fighters and rogues will thank you when the free trip attack lands the bad guys on the ground. One advantage to one attack is the 1.5 x strength damage for going through Damage Resistance. Even more things hanging out at our dig sites have damage resistance than fly, and animal companions can't carry a golf bag full of different weapons to use. One thing to remember is that a bite is Piercing, Bludgeoning, and slashing, so whether you're chomping on a skeleton or a zombie you're good to go.</text:span></text:p>
      <text:p text:style-name="P6"/>
      <text:p text:style-name="P3"><text:span text:style-name="T7">Dire bat:</text:span><text:span text:style-name="T2"> Awww.. its an adorable giant fox with wings. While a horse is great for riding down foes on the ground, it seems every other dig site I'm at has either flying wizards, harpies, demons, or flying wizard harpy demons. If you're a little more inclined to beat on things than most druids and have learned how to use a lance at some point you can do a lot of damage on the back of one of these.</text:span></text:p>
      <text:p text:style-name="P6"/>
      <text:p text:style-name="P3"><text:span text:style-name="T2">Now to get onto Sith's point...</text:span></text:p>
      <text:p text:style-name="P3"><text:span text:style-name="T7">Velociraptor/deinonychus.</text:span><text:span text:style-name="T2"> Whether your cute lil hatchling comes with scales or feathers, they function much like the cat. The bad news is they don't hit quite as hard or grab. The upside is that they have pounce when medium sized, which is handy because the society tends to send us into underground ruins that aren't big on feng shui. The charge rules hit large creatures acting in a group hard. They don't charge as hard but they can charge more often.</text:span></text:p>
      <text:p text:style-name="P6"/>
      <text:p text:style-name="P3"><text:span text:style-name="T7">Stegosaurus/Ankylosaurus</text:span><text:span text:style-name="T2">. While I find the term "meat shield" to be a warning sign that someone isn't taking their responsibilities as a caretaker seriously these two companions are excellent choices for defending your party. The ankylosaurus has a lot of natural armor, and the stegosaurus's are incredibly agile for their size. The society doesn't always remember to send along enough body guards, and the ones that they do send tend to just charge off into the middle of things with a big honking sword and leave the casters alone and vulnerable.</text:span></text:p>
      <text:p text:style-name="P6"/>
      <text:p text:style-name="P3"><text:a xlink:type="simple" xlink:href="#_tyhkxo5zc2r9" text:style-name="ListLabel_20_77" text:visited-style-name="ListLabel_20_77"><text:span text:style-name="T10">Return to Table of Contents</text:span></text:a></text:p>
      <text:p text:style-name="P6"/>
      <text:p text:style-name="P32"><text:bookmark text:name="_5fu4ktqyiqi0"/>Part III: We can build it stronger... faster....</text:p>
      <text:p text:style-name="P3"><text:span text:style-name="T2">Building or leveling your an animal companion can be tricky. Fortunately most of it is on the </text:span><text:a xlink:type="simple" xlink:href="http://paizo.com/prd/classes/druid.html" text:style-name="ListLabel_20_75" text:visited-style-name="ListLabel_20_75"><text:span text:style-name="T12">druid</text:span></text:a><text:span text:style-name="T2"> page. I highly recommend an animal companion have its own character sheet, and a bit of graph paper for scrap wouldn't hurt.</text:span></text:p>
      <text:p text:style-name="P6"/>
      <text:p text:style-name="P3"><text:span text:style-name="T2">Start with the statistics listed for your animal companion to get its base stats. Remember to use the statistics for the animal companion, NOT the bestiary critter. If you're leveling, or using DM protoplasm to start at a higher level, your animal companion may advance. Adjust the stats accordingly.</text:span></text:p>
      <text:p text:style-name="P6"><text:soft-page-break/></text:p>
      <text:p text:style-name="P3"><text:span text:style-name="T2">One often overlooked option is instead of taking the listed benefit at 4th or 7th level, you can instead choose to increase the companion's Dexterity and Constitution by 2. This doesn't make sense for many companions, who get powerful abilities like stun or pounce for taking the standard leveling package. If you want a scout, or you have a dex based companion like a giant weasel it may be viable though.</text:span></text:p>
      <text:p text:style-name="P6"/>
      <text:p text:style-name="P3"><text:span text:style-name="T13">Hit Dice:</text:span></text:p>
      <text:p text:style-name="P10"/>
      <text:p text:style-name="P3"><text:a xlink:type="simple" xlink:href="http://paizo.com/pathfinderSociety/faq#v5748eaic9os4" text:style-name="ListLabel_20_74" text:visited-style-name="ListLabel_20_74"><text:span text:style-name="T11"><text:s/>Animal companions have 4.5 Hit points per hit die, round down</text:span></text:a><text:span text:style-name="T3"> </text:span></text:p>
      <text:p text:style-name="P3"><text:span text:style-name="T2">Since they do not have hit dice from a PC class they do not get the automatic maximum on the first d8. Its important to recalculate the hit points every level. If you just add 4.5 and round down every time you're costing yourself a hit point every other level.</text:span></text:p>
      <text:p text:style-name="P6"/>
      <text:p text:style-name="P3"><text:span text:style-name="T2">Remember that you add the Constitution bonus and toughness based on the number of hit dice, not your druid level. At first level your critter will have 9+ twice their con bonus. For a companion with a good constitution this can give them more hit points than some first level fighters.</text:span></text:p>
      <text:p text:style-name="P6"/>
      <text:p text:style-name="P3"><text:span text:style-name="T13">Skills:</text:span></text:p>
      <text:p text:style-name="P3"><text:span text:style-name="T2">Animal companions can have ranks in any of the following skills: Acrobatics* (Dex), Climb* (Str), Escape Artist (Dex), Fly* (Dex), Intimidate (Cha), Perception* (Wis), Stealth* (Dex), Survival (Wis), and Swim* (Str). All of the skills marked with an (*) are class skills for animal companions. Animal companions with an Intelligence of 3 or higher can put ranks into any skill.</text:span></text:p>
      <text:p text:style-name="P6"/>
      <text:p text:style-name="P3"><text:span text:style-name="T2">Since you have so few skill points one option is to put 1 rank into a few skills like Acrobatics swim and perception to round out the animal's abilities and take advantage of the +3 for being a trained skill. </text:span></text:p>
      <text:p text:style-name="P3"><text:span text:style-name="T2">It’s weird to note that intimidate, escape artist, and especially survival don't get the +3 from being class skills. Acrobatics is especially handy since animals almost always have to move into melee range to attack, which often involves moving through threatened squares and jumping over the inevitable bottomless chasm.</text:span></text:p>
      <text:p text:style-name="P6"/>
      <text:p text:style-name="P3"><text:span text:style-name="T13">Feats: </text:span></text:p>
      <text:p text:style-name="P3"><text:span text:style-name="T2">Critters are limited to the listed feats listed and those in the animal archive unless they up their intelligence score, at which point they're in the slightly murky area of "any feat they can physically use". <text:s/>For PFS the only known hard limit on that is that they can't take weapon feats. When selecting your feats make absolutely sure you meet the prerequisites of the feat at the time you take it. Note that your animal had a BAB of 0 when it got its first feat, so it can't take the ever popular power attack until it has 3 hd.</text:span></text:p>
      <text:p text:style-name="P6"/>
      <text:p text:style-name="P3"><text:span text:style-name="T13">Natural Armor bonus: </text:span></text:p>
      <text:p text:style-name="P3"><text:span text:style-name="T2">Remember that this is additive from three sources: the amount you get from the chart, AND the amount each animal companion species comes with, AND the amount (most) companions get for advancing at 4th or 7th level. The three together can add up quickly.</text:span></text:p>
      <text:p text:style-name="P6"><text:soft-page-break/></text:p>
      <text:p text:style-name="P3"><text:span text:style-name="T13">Str/Dex bonus: </text:span></text:p>
      <text:p text:style-name="P3"><text:span text:style-name="T2">Your animals strength and dex increase. This is in addition to the "floating" increase it gets every 4 HD.</text:span></text:p>
      <text:p text:style-name="P6"/>
      <text:p text:style-name="P3"><text:span text:style-name="T13">Bonus Tricks: </text:span></text:p>
      <text:p text:style-name="P3"><text:span text:style-name="T2">Tricks will be its own section, but do remember to add tricks as your companion levels up.</text:span></text:p>
      <text:p text:style-name="P6"/>
      <text:p text:style-name="P3"><text:span text:style-name="T13">Link: </text:span></text:p>
      <text:p text:style-name="P3"><text:span text:style-name="T2">You get a +4 to handle your animal companion and can do it faster than "normal". This is incredibly handy at lower levels as it lets you automatically succeed on tricks with even a minimal investment in handle animal.</text:span></text:p>
      <text:p text:style-name="P6"/>
      <text:p text:style-name="P3"><text:span text:style-name="T13">Share spells: </text:span></text:p>
      <text:p text:style-name="P3"><text:span text:style-name="T2">Note that this has changed from 3.5. A buff spell you cast on your self is NOT automatically cast on your pet as well. That ability is now covered by the </text:span><text:a xlink:type="simple" xlink:href="http://paizo.com/PRD/advanced/advancedFeats.html" text:style-name="ListLabel_20_75" text:visited-style-name="ListLabel_20_75"><text:span text:style-name="T12">Improved share spells</text:span></text:a><text:span text:style-name="T2">. What it does let you do is cast both personal spells (such as the Aspect of the ____ ) and spells that don't normally affect animals. The latter isn't normally an issue for druids, but it lets a sylvan sorcerer use enlarge person.</text:span></text:p>
      <text:p text:style-name="P6"/>
      <text:p text:style-name="P3"><text:span text:style-name="T2">Spells used this way h</text:span><text:a xlink:type="simple" xlink:href="http://paizo.com/paizo/faq/v5748nruor1fm#v5748eaic9n9y" text:style-name="ListLabel_20_75" text:visited-style-name="ListLabel_20_75"><text:span text:style-name="T12">ave to come out of your spell slots</text:span></text:a><text:span text:style-name="T2">. You have a special bond with your soulmate that lets you break the normal laws of magic. The wands and scrolls you dug out of the basement of the society do not.</text:span></text:p>
      <text:p text:style-name="P6"/>
      <text:p text:style-name="P3"><text:span text:style-name="T13">Ability score increase: </text:span></text:p>
      <text:p text:style-name="P3"><text:span text:style-name="T2">Just like a character, your animal companion can increase any stat they want including intelligence. </text:span><text:a xlink:type="simple" xlink:href="http://paizo.com/paizo/blog/v5748dyo5lc1y&amp;page=4?Monkey-See-Monkey-Do-An-FAQ-on-Intelligent" text:style-name="ListLabel_20_74" text:visited-style-name="ListLabel_20_74"><text:span text:style-name="T11">This doesn't turn them into magical beasts or stop them from qualifying as your animal companion.</text:span></text:a></text:p>
      <text:p text:style-name="P9"><text:a xlink:type="simple" xlink:href="http://paizo.com/paizo/blog/v5748dyo5lc1y&amp;page=4?Monkey-See-Monkey-Do-An-FAQ-on-Intelligent" text:style-name="Internet_20_link" text:visited-style-name="Visited_20_Internet_20_Link"/></text:p>
      <text:p text:style-name="P3"><text:span text:style-name="T2">I would highly recommend the intelligence boost at least once for a few reasons. First off with the more literal minded DM's you need a trick for the animal to do anything. More intelligence = three more tricks to use. With the more freeform DM's you can usually have more leeway in what actions your animal will take if it is preternaturally smart compared to others of its kind. Secondly strength and dex increase automatically via the chart, strength and con go up when the creature advances, but this is about your only chance to increase its intelligence.</text:span></text:p>
      <text:p text:style-name="P6"/>
      <text:p text:style-name="P3"><text:span text:style-name="T2">Most importantly it opens an entire new world of feats your companion can take. Remember when planning your companions feat progression that unusual feats can't be taken sooner than 5th level because you need to up your intelligence score and THEN pick the feat. Even if you acquire your companion latter in its life it still developed organically with the restrictions in place.</text:span></text:p>
      <text:p text:style-name="P6"><text:soft-page-break/></text:p>
      <text:p text:style-name="P3"><text:span text:style-name="T13">Multi-Attack: </text:span></text:p>
      <text:p text:style-name="P3"><text:span text:style-name="T2">For "one big bite" companions like the wolf or spinosaurus (thanks Sithis) this is amazing, giving you a second attack at your full 1.5X strength bad guy chomping goodness.</text:span></text:p>
      <text:p text:style-name="P6"/>
      <text:p text:style-name="P3"><text:span text:style-name="T2">One really bizarre result of the changes in primary/secondary attacks from 3.5 is that creatures that already have multiple primary attacks like the cat and velociraptor </text:span><text:a xlink:type="simple" xlink:href="http://paizo.com/paizo/blog/v5748dyo5le1h?NPC-Codex-Preview-Animals-Cant-Vote#29" text:style-name="ListLabel_20_75" text:visited-style-name="ListLabel_20_75"><text:span text:style-name="T12">also benefit from this extra attack</text:span></text:a><text:span text:style-name="T2">. This ruling is, to me, a little counter intuitive and tucked away in a really obscure place so I don't usually spring it on DMs.</text:span></text:p>
      <text:p text:style-name="P6"/>
      <text:p text:style-name="P3"><text:a xlink:type="simple" xlink:href="#_tyhkxo5zc2r9" text:style-name="ListLabel_20_77" text:visited-style-name="ListLabel_20_77"><text:span text:style-name="T10">Return to Table of Contents</text:span></text:a></text:p>
      <text:p text:style-name="P32"><text:bookmark text:name="_85sqcx97luyh"/>Part IV: Turning tricks.</text:p>
      <text:p text:style-name="P3"><text:span text:style-name="T2">Tricks are the primary way your character (and thus your player) interact with the animal companion. Selecting the right tricks and understanding how they work is paramount to making effective and fast use of them.</text:span></text:p>
      <text:p text:style-name="P6"/>
      <text:p text:style-name="P35"><text:bookmark text:name="_2rplh0oabd8e"/>How to train your “not a dragon”</text:p>
      <text:p text:style-name="P3"><text:span text:style-name="T2">The first time you acquire a companion it starts with Intelligence X 3 tricks, plus bonus tricks. If your Animal is a mindless vermin (</text:span><text:span text:style-name="T14">such a derogatory word!)</text:span><text:span text:style-name="T2"> it has 1 trick + the bonus tricks. </text:span><text:a xlink:type="simple" xlink:href="http://paizo.com/pathfinderSociety/faq#v5748eaic9osb" text:style-name="ListLabel_20_75" text:visited-style-name="ListLabel_20_75"><text:span text:style-name="T12">Animals start off knowing their tricks</text:span></text:a><text:span text:style-name="T2">. Bonus tricks you gain as your companion levels don't require any training time or Handle Animal checks. This means the only time you should need to train the animal is if you increase their intelligence score or are replacing it after being lost (to what had better have been unavoidable circumstances!!) or dismissed.</text:span></text:p>
      <text:p text:style-name="P6"/>
      <text:p text:style-name="P3"><text:a xlink:type="simple" xlink:href="http://paizo.com/threads/url=http://paizo.com/pathfinderSociety/faq#v5748eaic9osb" text:style-name="ListLabel_20_75" text:visited-style-name="ListLabel_20_75"><text:span text:style-name="T12">You can attempt to train an animal one time per scenario</text:span></text:a><text:span text:style-name="T2"> per rank in handle animal. The rules don't say whether this is before or after the scenario so you'll have to ask your GM. You can take 10 on the check, and the +4 bonus from the link does apply.</text:span></text:p>
      <text:p text:style-name="P6"/>
      <text:p text:style-name="P3"><text:span text:style-name="T2">One way to make your life easier is to use bonus tricks or starting tricks for the DC 20-25 tricks and use handle animal for the lower DC tricks.</text:span></text:p>
      <text:p text:style-name="P6"/>
      <text:p text:style-name="P3"><text:span text:style-name="T2">For a starting mount I would suggest combat training (attack attack come defend down guard and heel) and then getting it the attack twice. This should upgrade a horse's hooves to primary attacks. Flank is largely irrelevant because you tell the mount where to go.</text:span></text:p>
      <text:p text:style-name="P6"/>
      <text:p text:style-name="P3"><text:span text:style-name="T2">For an independently acting animal, I highly recommend Attack, attack, come, defend, down, seek, and heel. If you have access to the animal archive (which i cannot recommend enough if you have a pet) I would replace come with the flank trick and simply use heel to keep the animal in your general area and defend to watch your immediate person.</text:span></text:p>
      <text:p text:style-name="P6"/>
      <text:p text:style-name="P6"><text:soft-page-break/></text:p>
      <text:p text:style-name="P6"/>
      <text:p text:style-name="P35"><text:bookmark text:name="_1s74g3w06h0t"/>Most tricks are pretty self explanatory but a few bear mention</text:p>
      <text:p text:style-name="P3"><text:span text:style-name="T2">Without getting the </text:span><text:span text:style-name="T5">attack trick twice</text:span><text:span text:style-name="T2"> animals will only attack humanoids, monstrous humanoids, giants, or other animals.. meaning plants undead oozes constructs elementals ie, the things you're mostly likely to find in your way, can't be attacked without succeeding at a very hard move action dc 25 check to push them into it.</text:span></text:p>
      <text:p text:style-name="P6"/>
      <text:p text:style-name="P3"><text:span text:style-name="T3">Fetch</text:span><text:span text:style-name="T2"> can be pivotal in society play, where often you need to retrieve an object from the clutches of the bad guy rather than collect the bad guys liver. Even pets that can't fly are typically more mobile than most characters.</text:span></text:p>
      <text:p text:style-name="P6"/>
      <text:p text:style-name="P3"><text:span text:style-name="T3">Seek</text:span><text:span text:style-name="T2"> is very useful. Not only can you send your critter. who probably has a good sniffer, into the room looking for the ubiquitous invisible antagonist but is also the only way to get your companion to "go over there"</text:span></text:p>
      <text:p text:style-name="P6"/>
      <text:p text:style-name="P3"><text:span text:style-name="T3">Defend</text:span><text:span text:style-name="T2"> is amazing. If you can only get two tricks, get defend and down. You won't be able to tell the spider who to attack the caster in the back, but if he sees someone threatening you he'll start chewing on someone at least.</text:span></text:p>
      <text:p text:style-name="P6"/>
      <text:p text:style-name="P3"><text:span text:style-name="T3">Maneuver</text:span><text:span text:style-name="T2"> (from the Animal Archive) is incredibly interesting. It lets you do everything from letting a snake grapple without having to get through DR to enabling a dirty fighting gorilla or a raccoon who likes the steal pretty shiny holy symbols. <text:s/>Some cool maneuvers to consider: grapple, trip, disarm &amp; steal.</text:span></text:p>
      <text:p text:style-name="P6"/>
      <text:p text:style-name="P3"><text:span text:style-name="T3">Exclusive</text:span><text:span text:style-name="T2"> from Animal Archive will limit the control the GM has over your special friend if they charm your animal. </text:span></text:p>
      <text:p text:style-name="P6"/>
      <text:p text:style-name="P3"><text:span text:style-name="T3">Serve</text:span><text:span text:style-name="T2"> is useful if you always play PFS with another player, could become incapacitated, or if you would like your animal companion to work with someone else from your party. <text:s/>It allows the person you designate to give orders to your animal companion, and do rolls on handle animal based on your skill level.</text:span></text:p>
      <text:p text:style-name="P6"/>
      <text:p text:style-name="P3"><text:span text:style-name="T3">Bombard</text:span><text:span text:style-name="T2"> is a blast (sorry) for any flying creature.</text:span></text:p>
      <text:p text:style-name="P6"/>
      <text:p text:style-name="P3"><text:span text:style-name="T3">Hidden trick! </text:span><text:span text:style-name="T2">In addition to the tricks in the animal archive and core rule book, y</text:span><text:a xlink:type="simple" xlink:href="http://paizo.com/threads/rzs2ov8y?Camel-companion-with-a-grapple-CMB-of-23#50" text:style-name="ListLabel_20_75" text:visited-style-name="ListLabel_20_75"><text:span text:style-name="T12">ou can train a mount to move with the aid of air walk</text:span></text:a><text:span text:style-name="T2"> with a DC 25 Handle Animal check as mentioned in the </text:span><text:a xlink:type="simple" xlink:href="http://paizo.com/prd/spells/airWalk.html" text:style-name="ListLabel_20_75" text:visited-style-name="ListLabel_20_75"><text:span text:style-name="T12">Air walk </text:span></text:a><text:span text:style-name="T2">Spell. By the time you can cast it, air walk lasts long enough to get through most dungeons and enables your critter to ignore difficult terrain, not step on traps, and of course go after the more than ubiquitous flying harpy wizards.</text:span></text:p>
      <text:p text:style-name="P6"/>
      <text:p text:style-name="P3"><text:soft-page-break/><text:a xlink:type="simple" xlink:href="#_tyhkxo5zc2r9" text:style-name="ListLabel_20_77" text:visited-style-name="ListLabel_20_77"><text:span text:style-name="T10">Return to Table of Contents</text:span></text:a></text:p>
      <text:p text:style-name="P32"><text:bookmark text:name="_xn6yp5xjdsva"/></text:p>
      <text:p text:style-name="P32"><text:bookmark text:name="_nzezj3587p4f"/></text:p>
      <text:p text:style-name="P32"><text:bookmark text:name="_j91srd91d8vu"/>Part V: Handle Animal and You.</text:p>
      <text:p text:style-name="P1"/>
      <text:p text:style-name="P3"><text:span text:style-name="T2">The DC to handle an animal to do a trick it knows is 10, the DC to push an animal to use a trick it doesn't is 25, both are regardless of how hard the trick is to teach.</text:span></text:p>
      <text:p text:style-name="P6"/>
      <text:p text:style-name="P3"><text:span text:style-name="T2">Thus, getting your animal the right trick for what you want it to do is effectively a whopping +15 bonus to your handle animal check and should be your first priority. Nothing else gives you that huge of a boost. Even maxing ranks, prioritizing charisma, and picking up helpful items won't make a DC 25 check all that reliable.</text:span></text:p>
      <text:p text:style-name="P6"/>
      <text:p text:style-name="P3"><text:span text:style-name="T2">Since most of the time you only need a DC 10 you want to get your handle animal up to +9 as soon as possible. Remember a natural 1 is only a fail on saving throws and attacks rolls, not skill checks.</text:span></text:p>
      <text:p text:style-name="P3"><text:span text:style-name="T2">This is partially a reliability issue but even more importantly its a time saving one. A critter and a druid effectively give you two turns, and both characters can be very complicated and thus time consuming. One less die roll means you can have fluffy the terrible leap right into the action without stopping the combat to see if he'd rather chase his tail than bite the wizard.</text:span></text:p>
      <text:p text:style-name="P6"/>
      <text:p text:style-name="P3"><text:span text:style-name="T2">Fortunately getting to a +9 is fairly easy</text:span></text:p>
      <text:p text:style-name="P3"><text:span text:style-name="T2">1 Rank </text:span></text:p>
      <text:p text:style-name="P3"><text:span text:style-name="T2">+3 for it being a trained skill* </text:span></text:p>
      <text:p text:style-name="P3"><text:span text:style-name="T2">+4 from Link (Note link comes with the pet, so you get it even if you're not a druid) </text:span></text:p>
      <text:p text:style-name="P3"><text:span text:style-name="T2">+2 from a </text:span><text:a xlink:type="simple" xlink:href="http://paizo.com/pathfinderRPG/prd/advancedRaceGuide/coreRaces/humans.html#new-racial-rules" text:style-name="ListLabel_20_74" text:visited-style-name="ListLabel_20_74"><text:span text:style-name="T11">training harness</text:span></text:a><text:a xlink:type="simple" xlink:href="http://paizo.com/pathfinderRPG/prd/advancedRaceGuide/coreRaces/humans.html#new-racial-rules" text:style-name="ListLabel_20_75" text:visited-style-name="ListLabel_20_75"><text:span text:style-name="T12">.</text:span></text:a></text:p>
      <text:p text:style-name="P8"><text:a xlink:type="simple" xlink:href="http://paizo.com/pathfinderRPG/prd/advancedRaceGuide/coreRaces/humans.html#new-racial-rules" text:style-name="Internet_20_link" text:visited-style-name="Visited_20_Internet_20_Link"/></text:p>
      <text:p text:style-name="P3"><text:span text:style-name="T2">Animals that are injured effectively give you a -2 to the check, and unfortunately they're injured quite frequently. Pathfinders also have a rather disturbing tendency to be nauseated, sickened, poisoned, level drained, hung upside down or otherwise accrue penalties so you shouldn't rest on your laurels and assume you have "enough" handle animal as soon as you hit +9.</text:span></text:p>
      <text:p text:style-name="P6"/>
      <text:p text:style-name="P3"><text:span text:style-name="T2">For druids that were raised by wolves** and have less than... outgoing personalities they may need to spend a little more time putting another rank or two into handle animal. Its not the end of the world. At the start of the day set the animal to "defend" either yourself or the party mea.. front line warriors. That way your companion will attack something at least, even if its not the most important target.</text:span></text:p>
      <text:p text:style-name="P3"><text:soft-page-break/><text:span text:style-name="T2">These druids especially can benefit from a few extra items to help their relationship.</text:span></text:p>
      <text:p text:style-name="P6"/>
      <text:p text:style-name="P3"><text:a xlink:type="simple" xlink:href="http://www.d20pfsrd.com/magic-items/wondrous-items/wondrous-items/h-l/ioun-stones/pink-and-green-sphere-ioun-stone" text:style-name="ListLabel_20_74" text:visited-style-name="ListLabel_20_74"><text:span text:style-name="T11">Cracked Pink and Green Sphere Ioun Stone</text:span></text:a><text:span text:style-name="T3">.</text:span><text:span text:style-name="T2"> A real gem. 200 GP for a +1 competence bonus to any one charisma based skill.. including handle animal. It’s a little inefficient but you can pick up one of these for 2 prestige points after your first mission, or just wait till after 3 or so missions to be able to buy it.</text:span></text:p>
      <text:p text:style-name="P6"/>
      <text:p text:style-name="P3"><text:a xlink:type="simple" xlink:href="http://www.archivesofnethys.com/EquipmentMiscDisplay.aspx?ItemName=Beast-scent" text:style-name="ListLabel_20_74" text:visited-style-name="ListLabel_20_74"><text:span text:style-name="T11">Beast Scent.</text:span></text:a><text:span text:style-name="T2"> A lovely perfume that provides +2 circumstance bonus to wild empathy and handle animal. If you're hovering around +11 they're good to keep on hand in case you get sickened. You can also throw it on people running away to track them down later.</text:span></text:p>
      <text:p text:style-name="P6"/>
      <text:p text:style-name="P3"><text:a xlink:type="simple" xlink:href="http://www.d20pfsrd.com/magic-items/wondrous-items/wondrous-items/c-d/circlet-of-persuasion" text:style-name="ListLabel_20_74" text:visited-style-name="ListLabel_20_74"><text:span text:style-name="T11">Circlet of </text:span></text:a><text:a xlink:type="simple" xlink:href="http://www.google.com/url?q=http%3A%2F%2Fwww.d20pfsrd.com%2Fmagic-items%2Fwondrous-items%2Fwondrous-items%2Fc-d%2Fcirclet-of-persuasion&amp;sa=D&amp;sntz=1&amp;usg=AFQjCNF0aLxsXKsoewxxsqLqwbwN5s_54Q" text:style-name="ListLabel_20_74" text:visited-style-name="ListLabel_20_74"><text:span text:style-name="T11">Persuasion</text:span></text:a><text:a xlink:type="simple" xlink:href="http://www.d20pfsrd.com/magic-items/wondrous-items/wondrous-items/c-d/circlet-of-persuasion" text:style-name="ListLabel_20_75" text:visited-style-name="ListLabel_20_75"><text:span text:style-name="T12"> </text:span></text:a><text:span text:style-name="T2">A little pricey but for 4,500 you can negate having the worst charisma in the game with a +3 competence bonus.</text:span></text:p>
      <text:p text:style-name="P6"/>
      <text:p text:style-name="P3"><text:span text:style-name="T2">The resonance from a </text:span><text:a xlink:type="simple" xlink:href="http://www.d20pfsrd.com/magic-items/wondrous-items/wondrous-items/h-l/ioun-stones/turquoise-sphere-ioun-stone" text:style-name="ListLabel_20_74" text:visited-style-name="ListLabel_20_74"><text:span text:style-name="T11">Turquoise sphere ioun stone</text:span></text:a><text:span text:style-name="T2"> is a +2 competence bonus. A nice bonus if you bought it for the ride skill, but not worth the 6,000 GP price tag for the handle animal bonus alone. If you routinely make ride checks to have your animal dodge though it’s worth slotting.</text:span></text:p>
      <text:p text:style-name="P6"/>
      <text:p text:style-name="P3"><text:span text:style-name="T2">Remember that a lot of these are competence bonuses and won't stack with each other. Figure out which bonus you think you'll need and budget for that.</text:span></text:p>
      <text:p text:style-name="P6"/>
      <text:p text:style-name="P3"><text:a xlink:type="simple" xlink:href="http://www.archivesofnethys.com/MagicWondrousDisplay.aspx?FinalName=Bridle%20of%20Tricks5%20tricks" text:style-name="ListLabel_20_74" text:visited-style-name="ListLabel_20_74"><text:span text:style-name="T11">Bridle of tricks</text:span></text:a><text:span text:style-name="T2"> Teaches your animal extra tricks. Somewhat ambiguous as to what (if any) animals besides horses can wear it.</text:span></text:p>
      <text:p text:style-name="P6"/>
      <text:p text:style-name="P3"><text:a xlink:type="simple" xlink:href="http://www.archivesofnethys.com/MagicWondrousDisplay.aspx?FinalName=Collar%20of%20Obedience" text:style-name="ListLabel_20_74" text:visited-style-name="ListLabel_20_74"><text:span text:style-name="T11">Collar of obedience</text:span></text:a><text:span text:style-name="T3"> </text:span><text:span text:style-name="T2">A +4 bonus to push or train is ok. The good thing is that its an unnamed bonus. I usually only keep this one on hand for animals I run into in the wild that want to follow me home. A resistance bonus against their worst save without having to get the back slot feat is really nice. (This will come up again in the shopping spree segment.)</text:span></text:p>
      <text:p text:style-name="P6"/>
      <text:p text:style-name="P3"><text:a xlink:type="simple" xlink:href="http://www.archivesofnethys.com/EquipmentMiscDisplay.aspx?ItemName=Whip,%20training" text:style-name="ListLabel_20_74" text:visited-style-name="ListLabel_20_74"><text:span text:style-name="T11">Training Whip</text:span></text:a><text:span text:style-name="T2"> Gives a +2 circumstance bonus to push a trained animal. Despite the fact that one normally cracks the whip above the creatures head, I consider the use of this item to intimidate a pointy stick offense, but it can also be used as a cat toy to fascinate an animal.</text:span></text:p>
      <text:p text:style-name="P6"/>
      <text:p text:style-name="P3"><text:a xlink:type="simple" xlink:href="http://www.archivesofnethys.com/MagicWondrousDisplay.aspx?FinalName=War%20Saddle" text:style-name="ListLabel_20_74" text:visited-style-name="ListLabel_20_74"><text:span text:style-name="T11">War saddle can instantly give a mount combat training (and I believe the tricks that go with it.)</text:span></text:a></text:p>
      <text:p text:style-name="P3"><text:a xlink:type="simple" xlink:href="http://www.archivesofnethys.com/MagicWondrousDisplay.aspx?FinalName=War%20Saddle" text:style-name="Internet_20_link" text:visited-style-name="Visited_20_Internet_20_Link"><text:span text:style-name="T2"/></text:a></text:p>
      <text:p text:style-name="P4"><text:span text:style-name="T2">___________________________________</text:span></text:p>
      <text:p text:style-name="P6"><text:soft-page-break/></text:p>
      <text:p text:style-name="P3"><text:span text:style-name="T2">* If you have a pet from a class that doesn't have handle animal, I'd highly advise being legally adopted by gnomes and getting </text:span><text:a xlink:type="simple" xlink:href="http://www.d20pfsrd.com/traits/race-traits/animal-friend-gnome" text:style-name="ListLabel_20_74" text:visited-style-name="ListLabel_20_74"><text:span text:style-name="T11">Animal Friend</text:span></text:a><text:span text:style-name="T2">. <text:s/>(It not only gives you Handle Animal as a Class Skill, but it also gives +1 to your will save.) <text:s/>Gnomes are very friendly and welcoming families, and a 16 year old human really is a child to them. <text:s/></text:span></text:p>
      <text:p text:style-name="P3"><text:span text:style-name="T2">If your social or race trait is already taken, consider being a </text:span><text:a xlink:type="simple" xlink:href="http://www.archivesofnethys.com/TraitDisplay.aspx?ItemName=Savannah%20Child" text:style-name="ListLabel_20_76" text:visited-style-name="ListLabel_20_76"><text:span text:style-name="T9">Savannah Child</text:span></text:a><text:span text:style-name="T2"> from lovely Katapesh or a </text:span><text:a xlink:type="simple" xlink:href="http://www.archivesofnethys.com/TraitDisplay.aspx?ItemName=Jungle%20Guide" text:style-name="ListLabel_20_76" text:visited-style-name="ListLabel_20_76"><text:span text:style-name="T9">Jungle Guide</text:span></text:a><text:span text:style-name="T2"> from Sargarva. </text:span></text:p>
      <text:p text:style-name="P6"/>
      <text:p text:style-name="P3"><text:span text:style-name="T2">** Please don't blame the wolves for the way these druids turned out. Wolves are very loving and kind parents, but aren't always equipped to help a child fully overcome the trauma of the circumstances that lead to their (usually hasty) adoption in the first place.</text:span></text:p>
      <text:p text:style-name="P6"/>
      <text:p text:style-name="P3"><text:a xlink:type="simple" xlink:href="#_tyhkxo5zc2r9" text:style-name="ListLabel_20_77" text:visited-style-name="ListLabel_20_77"><text:span text:style-name="T10">Return to Table of Contents</text:span></text:a></text:p>
      <text:p text:style-name="P37"><text:bookmark text:name="_vkbd8uts8xps"/></text:p>
      <text:p text:style-name="P37"><text:bookmark text:name="_2av6mlmvi5vt"/></text:p>
      <text:p text:style-name="P37"><text:bookmark text:name="_3zj3e0vwuw9x"/></text:p>
      <text:p text:style-name="P32"><text:bookmark text:name="_53ejh6p4exyw"/>Part VI: Hocks, withers, fetlocks, toes -- Magic Items &amp; Animals</text:p>
      <text:p text:style-name="P3"><text:span text:style-name="T2">Given the almost infinite plethora of magical accoutrement out there its no surprise that a system as open as pathfinder society needs to be worried about magical items that were primarily designed with humanoid adventurers in mind being overpowered when wielded by our multi armed fuzzy friends. How animals wear and use magical items is thus one of the areas where the standard and PFS rules diverge the most.</text:span></text:p>
      <text:list xml:id="list3516388389" text:style-name="WWNum4">
        <text:list-item>
          <text:p text:style-name="P16"><text:span text:style-name="T2">Animals are limited to the more restrictive of either neck+barding or the </text:span><text:a xlink:type="simple" xlink:href="http://www.d20pfsrd.com/magic-items#table-magic-item-slots-for-animals" text:style-name="ListLabel_20_75" text:visited-style-name="ListLabel_20_75"><text:span text:style-name="T12">chart</text:span></text:a><text:span text:style-name="T2"> in the Animal Archive.</text:span></text:p>
        </text:list-item>
        <text:list-item>
          <text:p text:style-name="P19"><text:span text:style-name="T2">Animal items need to be constant use or benefit: they cannot activate magical items.</text:span></text:p>
        </text:list-item>
        <text:list-item>
          <text:p text:style-name="P19"><text:span text:style-name="T2">Unlike the base rules, the extra slot feat does not let an animal companion take slots outside of its normal body type. </text:span><text:a xlink:type="simple" xlink:href="http://paizo.com/pathfinderSociety/faq#v5748eaic9p51" text:style-name="ListLabel_20_75" text:visited-style-name="ListLabel_20_75"><text:span text:style-name="T12">Instead that feat allows an animal take the slots other than neck and armor that they would normally be able to wear outside of PFS play</text:span></text:a><text:span text:style-name="T2">. They can take the feat multiple times to open up more legal slots. Remember that in pathfinder "head" and "headband" are separate and distinct slots.</text:span></text:p>
        </text:list-item>
        <text:list-item>
          <text:p text:style-name="P19"><text:span text:style-name="T2">Given </text:span><text:a xlink:type="simple" xlink:href="http://paizo.com/threads/rzs2phwj&amp;page=2?FAQ-updated-for-Animals-Companions-and-magic#63" text:style-name="ListLabel_20_75" text:visited-style-name="ListLabel_20_75"><text:span text:style-name="T12">this question on saddles</text:span></text:a><text:span text:style-name="T2">, I believe that in order to bypass this requirement an item has to be made for a specific animal, not just animals in general. So far that restriction is, as far as I know, bypassed only by horseshoes.</text:span></text:p>
        </text:list-item>
        <text:list-item>
          <text:p text:style-name="P22"><text:span text:style-name="T2">Something new from the Animal archive was the differentiation of the belt and saddle slots into effectively different slots. If a body type allows belt(saddle) it can't take regular belts and vice versa, even with the extra feat slot. They can still wear a regular saddle (probably an exotic one) they just can't activate magical ones.</text:span></text:p>
        </text:list-item>
      </text:list>
      <text:p text:style-name="P33"><text:bookmark text:name="_kb8een3d9w48"/>So For PFS</text:p>
      <text:p text:style-name="P34"><text:bookmark text:name="_2rr12ifn4d9f"/>Avian</text:p>
      <text:p text:style-name="P1"><text:span text:style-name="T6">Axe beak, dimorphodon, dinosaur (pteranodon), dire bat, eagle, giant vulture, hawk, owl, quetzalcoatlus, roc.</text:span></text:p>
      <text:p text:style-name="P1"><text:span text:style-name="T2">Starts with Neck/Armor. </text:span></text:p>
      <text:p text:style-name="P1"><text:soft-page-break/><text:span text:style-name="T2">Can take extra slot: belt, chest, eyes, headband, neck, ring, wrist.</text:span></text:p>
      <text:p text:style-name="P5"/>
      <text:p text:style-name="P34"><text:bookmark text:name="_hfevmqbfmdfv"/>Biped: Claws / Paws</text:p>
      <text:p text:style-name="P1"><text:span text:style-name="T6">Dinosaur (allosaurusB2, deinonychus, iguanodon,pachycephalosaurus, parasaurolophus, spinosaurus, </text:span></text:p>
      <text:p text:style-name="P1"><text:span text:style-name="T6">tyrannosaurusB1, velociraptor), kangaroo.</text:span></text:p>
      <text:p text:style-name="P1"><text:span text:style-name="T2">Starts with:Armor &amp; Neck </text:span></text:p>
      <text:p text:style-name="P1"><text:span text:style-name="T2">Can take extra slot: belt, chest, eyes, headband, ring, shoulders, wrist </text:span></text:p>
      <text:p text:style-name="P5"/>
      <text:p text:style-name="P34"><text:bookmark text:name="_texv7zlacqt1"/>Biped: Hands</text:p>
      <text:p text:style-name="P1"><text:span text:style-name="T6">Ape, baboon.</text:span></text:p>
      <text:p text:style-name="P1"><text:span text:style-name="T2">Starts with: Armor, Neck. </text:span></text:p>
      <text:p text:style-name="P1"><text:span text:style-name="T2">Can take extra slot: Anything.</text:span></text:p>
      <text:p text:style-name="P5"/>
      <text:p text:style-name="P34"><text:bookmark text:name="_zdvlgmwir20e"/>Piscine: Fishy</text:p>
      <text:p text:style-name="P1"><text:span text:style-name="T6">Tylosaurus, dolphin, manta ray, orca, shark, stingray, walrus.</text:span></text:p>
      <text:p text:style-name="P3"><text:span text:style-name="T2">Starts With: None. </text:span></text:p>
      <text:p text:style-name="P3"><text:span text:style-name="T2">Can take Extra slot: Belt, chest (saddle), eyes.</text:span></text:p>
      <text:p text:style-name="P5"/>
      <text:p text:style-name="P34"><text:bookmark text:name="_w8hcposmj51e"/>Quadruped: Claws &amp; Paws </text:p>
      <text:p text:style-name="P1"><text:span text:style-name="T6">Badger, bear, cheetah, dire rat B1, dog, giant weasel, goblin dog, hyena, leopard, lion, panda, thylacine, tiger, wolf, wolverine.</text:span></text:p>
      <text:p text:style-name="P1"><text:span text:style-name="T2">Starts with: Neck and Armor. </text:span></text:p>
      <text:p text:style-name="P1"><text:soft-page-break/><text:span text:style-name="T2">Can Take extra slot: belt (saddle),chest, eyes, headband, shoulders, wrist.</text:span></text:p>
      <text:p text:style-name="P5"/>
      <text:p text:style-name="P34"><text:bookmark text:name="_e078oynbrpjf"/>Quadruped / Hexapod: Feet</text:p>
      <text:p text:style-name="P1"><text:span text:style-name="T6">Camel, dinosaur (triceratops), elephant, giant ant,giant mantis UM, giant wasp, hippopotamus, mammoth,mastodon, megafauna (arsinoitherium, baluchitherium, megatherium), rhinoceros.</text:span></text:p>
      <text:p text:style-name="P1"><text:span text:style-name="T2">Start with Armor &amp; Neck. </text:span></text:p>
      <text:p text:style-name="P1"><text:span text:style-name="T2">Can take extra slot belt (saddle),chest, eyes, headband, shoulders, wrist.</text:span></text:p>
      <text:p text:style-name="P5"/>
      <text:p text:style-name="P34"><text:bookmark text:name="_2j4khejgk9ax"/>Quadruped: Hooves </text:p>
      <text:p text:style-name="P1"><text:span text:style-name="T6">Antelope, aurochs, bison, boar, buffalo, elk, horse, llama, megafauna (megaloceros), moose, pony, ram.</text:span></text:p>
      <text:p text:style-name="P1"><text:span text:style-name="T2">Starts with Neck &amp; Armor. Horses, ponies &amp; donkeys ONLY start with horse shoes. Can take extra slot Armor, belt(saddle), chest, eyes, head, headband, shoulders, wrist.</text:span></text:p>
      <text:p text:style-name="P5"/>
      <text:p text:style-name="P34"><text:bookmark text:name="_hieeeordlln1"/>Quadruped: Squat Body</text:p>
      <text:p text:style-name="P1"><text:span text:style-name="T6">elasmosaurus, giant frog, giant snapping turtle, archelon, glyptodon</text:span></text:p>
      <text:p text:style-name="P1"><text:span text:style-name="T2">Starts with: Neck and Armor. Can get Extra slot headband, shoulders, wrist.</text:span></text:p>
      <text:p text:style-name="P5"/>
      <text:p text:style-name="P34"><text:bookmark text:name="_4i40odeftyfq"/>Saurian </text:p>
      <text:p text:style-name="P1"><text:span text:style-name="T6">Alligator, crocodile, dinosaur (ankylosaurus, brachiosaurus, dimetrodon, stegosaurus), giant chameleon, giant gecko, megafauna (megalania), monitor lizard[ B1]</text:span></text:p>
      <text:p text:style-name="P1"><text:span text:style-name="T2">Starts with Armor and neck. Can take Extra Slot: belt (saddle), chest, eyes, headband.</text:span></text:p>
      <text:p text:style-name="P5"/>
      <text:p text:style-name="P34"><text:bookmark text:name="_4sszfu2gmicx"/>Serpentine</text:p>
      <text:p text:style-name="P1"><text:span text:style-name="T6">Constrictor snake, electric eel, gar, giant leech, giant moray eel, giant slug, megafauna (basilosaurus)</text:span></text:p>
      <text:p text:style-name="P1"><text:soft-page-break/><text:span text:style-name="T2">Starts with: None. </text:span></text:p>
      <text:p text:style-name="P1"><text:span text:style-name="T2">Can take extra slot: Belt, eyes, headband.</text:span></text:p>
      <text:p text:style-name="P5"/>
      <text:p text:style-name="P34"><text:bookmark text:name="_uqccjy6sf3c0"/>Verminous </text:p>
      <text:p text:style-name="P1"><text:span text:style-name="T6">Giant beetle, giant centipedeUM, giant crabUM, giant scorpion, giant spider, octopus, squid</text:span></text:p>
      <text:p text:style-name="P1"><text:span text:style-name="T2">Starts with: none. </text:span></text:p>
      <text:p text:style-name="P1"><text:span text:style-name="T2">Can take extra slots Belt, Eyes.</text:span></text:p>
      <text:p text:style-name="P5"/>
      <text:p text:style-name="P5"/>
      <text:p text:style-name="P1"><text:a xlink:type="simple" xlink:href="#_tyhkxo5zc2r9" text:style-name="ListLabel_20_77" text:visited-style-name="ListLabel_20_77"><text:span text:style-name="T10">Return to Table of Contents</text:span></text:a></text:p>
      <text:p text:style-name="P32"><text:bookmark text:name="_shmweqododyc"/>Part VII: Feral Fashion</text:p>
      <text:p text:style-name="P3"><text:span text:style-name="T2">One of the most common and most important pieces of equipment your animal companion can have is a set of armor. Few companions are very effective if they're not going toe to toe with the bad guys, and as Sage Murphy is fond of pointing out, if the bad guy is in biting range of the companion then the companion is in biting range of the bad guy.</text:span></text:p>
      <text:p text:style-name="P6"/>
      <text:p text:style-name="P3"><text:span text:style-name="T2">Not only do most companions come with this slot, but many armors can be worn without proficiency with little to no penalty. If you are not proficient with armor you take the Armor Check penalty on attack rolls as well as on all Dex- and Str-based ability and skill checks.</text:span></text:p>
      <text:p text:style-name="P6"/>
      <text:p text:style-name="P3"><text:span text:style-name="T2">Druids local 704 Highly frowns on sending your companions into combat without regard to their safety -- </text:span><text:span text:style-name="T14">tap tap taps pointy stick.</text:span></text:p>
      <text:p text:style-name="P11"/>
      <text:p text:style-name="P3"><text:span text:style-name="T3">Leather Armor Barding:</text:span><text:span text:style-name="T2"> Cheap </text:span><text:span text:style-name="T6">Toile</text:span><text:span text:style-name="T2">, but better than nothing for the adventurer on a budget. Costs a mere 20 gp for medium companions for 40 GP for large ones.</text:span></text:p>
      <text:p text:style-name="P6"/>
      <text:p text:style-name="P3"><text:span text:style-name="T3">Masterwork Studded leather</text:span><text:span text:style-name="T2">: </text:span><text:span text:style-name="T6">Prêt-à-porter</text:span><text:span text:style-name="T2"> armor you should invest in after your first or second adventure. In Pathfinder Society there is no way to resize the armor, so if your companion is going to have a growth spurt at 4th or 7th level you shouldn't spend too much money upgrading this, since you have to sell it back for half. <text:s text:c="2"/>(Note: Finesse animals that are scouts rather than combat-focused could avoid the growth spurt by taking the alternate power up to dex and con.)</text:span></text:p>
      <text:p text:style-name="P6"/>
      <text:p text:style-name="P3"><text:soft-page-break/><text:span text:style-name="T3">Darkleaf cloth studded leather:</text:span><text:span text:style-name="T2"> More expensive than regular studded leather, but if you're worried about encumbering your mount it may be worth it.</text:span></text:p>
      <text:p text:style-name="P6"/>
      <text:p text:style-name="P3"><text:span text:style-name="T3">Mithral Chain Shirt barding:</text:span><text:span text:style-name="T2"> No armor check penalty, light weight and a hefty +4 armor bonus.</text:span></text:p>
      <text:p text:style-name="P3"><text:span text:style-name="T3">Mithral Kikko Armor</text:span><text:span text:style-name="T2">: </text:span><text:span text:style-name="T6">Haute couture</text:span><text:span text:style-name="T2"> for the animal companion. The extra 3,000 for medium mithral armor is a serious initial investment for +1 over the Mithral chain shirt, can pay off in the long run as it becomes more and more expensive to add +1 to the armor through magic.</text:span></text:p>
      <text:p text:style-name="P6"/>
      <text:p text:style-name="P3"><text:span text:style-name="T3">Mithral Agile Breast plate + </text:span><text:a xlink:type="simple" xlink:href="http://www.archivesofnethys.com/MagicArmorDisplay.aspx?ItemName=Comfort" text:style-name="ListLabel_20_74" text:visited-style-name="ListLabel_20_74"><text:span text:style-name="T11">Comfort enchantment</text:span></text:a><text:span text:style-name="T3">.</text:span><text:span text:style-name="T2"> Outrageously expensive, and very hard to upgrade into without the animal suffering the -1 penalty for a little bit, and for most of your PFS career will probably be worse than adding an additional +1 enhancement.</text:span></text:p>
      <text:p text:style-name="P6"/>
      <text:p text:style-name="P3"><text:span text:style-name="T3">Heavier armors:</text:span><text:span text:style-name="T2"> If your animal companion doesn't so much fight on their own as act as a method to get you into the fight you can always put them in heavier armors to protect them while they take you into the fray and deal with the attack and skill penalties.</text:span></text:p>
      <text:p text:style-name="P6"/>
      <text:p text:style-name="P3"><text:span text:style-name="T2">Remember that while you can add any number of +1s, + equivalents, and flat values to the armor you cannot get specific magical armors such as rhino hide or celestial armor as barding.</text:span></text:p>
      <text:p text:style-name="P6"/>
      <text:p text:style-name="P3"><text:a xlink:type="simple" xlink:href="#_tyhkxo5zc2r9" text:style-name="ListLabel_20_77" text:visited-style-name="ListLabel_20_77"><text:span text:style-name="T10">Return to Table of Contents</text:span></text:a></text:p>
      <text:p text:style-name="P32"><text:bookmark text:name="_4mewu7ujxdhx"/></text:p>
      <text:p text:style-name="P32"><text:bookmark text:name="_de60sfmq6qhn"/>Part VIII: Accessorizing</text:p>
      <text:p text:style-name="P3"><text:span text:style-name="T2">Neck: The most common and probably the most important slot after armor.</text:span></text:p>
      <text:p text:style-name="P6"/>
      <text:p text:style-name="P3"><text:span text:style-name="T2">If your companion is primarily for getting you into the fight, invest a little in an </text:span><text:a xlink:type="simple" xlink:href="http://www.d20pfsrd.com/magic-items/wondrous-items/wondrous-items/a-b/amulet-of-natural-armor" text:style-name="ListLabel_20_74" text:visited-style-name="ListLabel_20_74"><text:span text:style-name="T11">amulet of natural armor</text:span></text:a><text:a xlink:type="simple" xlink:href="http://www.d20pfsrd.com/magic-items/wondrous-items/wondrous-items/a-b/amulet-of-natural-armor" text:style-name="ListLabel_20_75" text:visited-style-name="ListLabel_20_75"><text:span text:style-name="T12">.</text:span></text:a><text:span text:style-name="T2"> Note that this is an enhancement bonus to natural armor, so it will stack with the creature's existing natural armor but not other enhancement bonuses like barkskin.</text:span></text:p>
      <text:p text:style-name="P6"/>
      <text:p text:style-name="P3"><text:span text:style-name="T2">If your friend likes to bite things then they need an </text:span><text:a xlink:type="simple" xlink:href="http://www.d20pfsrd.com/magic-items/wondrous-items/wondrous-items/a-b/amulet-of-mighty-fists" text:style-name="ListLabel_20_74" text:visited-style-name="ListLabel_20_74"><text:span text:style-name="T11">amulet of mighty fists</text:span></text:a><text:a xlink:type="simple" xlink:href="http://www.d20pfsrd.com/magic-items/wondrous-items/wondrous-items/a-b/amulet-of-mighty-fists" text:style-name="ListLabel_20_75" text:visited-style-name="ListLabel_20_75"><text:span text:style-name="T12">.</text:span></text:a><text:span text:style-name="T2"> These come in too many enhancements to list all of them, but a few popular ones include</text:span></text:p>
      <text:list xml:id="list2470391913" text:style-name="WWNum5">
        <text:list-item>
          <text:p text:style-name="P17"><text:span text:style-name="T3">Straight +STR.</text:span><text:span text:style-name="T2"> Good for accuracy, Damage </text:span><text:a xlink:type="simple" xlink:href="http://paizo.com/products/btpy88yj/faq?Pathfinder-Roleplaying-Game-Core-Rulebook#v5748eaic9pyz" text:style-name="ListLabel_20_75" text:visited-style-name="ListLabel_20_75"><text:span text:style-name="T12">and will help your companion overcome damage </text:span></text:a><text:a xlink:type="simple" xlink:href="http://www.google.com/url?q=http%3A%2F%2Fpaizo.com%2Fproducts%2Fbtpy88yj%2Ffaq%3FPathfinder-Roleplaying-Game-Core-Rulebook%23v5748eaic9pyz&amp;sa=D&amp;sntz=1&amp;usg=AFQjCNHV1WrDqAVD0821hZkHJOZVXoXDzw" text:style-name="ListLabel_20_75" text:visited-style-name="ListLabel_20_75"><text:span text:style-name="T12">reduction</text:span></text:a><text:span text:style-name="T2">. Its also less dice to roll and speeds things up more than other options.</text:span></text:p>
        </text:list-item>
        <text:list-item>
          <text:p text:style-name="P20"><text:span text:style-name="T3">Elemental damage (shocking flaming etc).</text:span><text:span text:style-name="T2"> Lots of damage, and amazingly good if your bundle of death has lots of attacks. One thing to note is you may hit a little variation on whether animals can use these or not. On one hand, the properties need to be activated. On the other hand, they stay activated once they're turned on.</text:span></text:p>
        </text:list-item>
        <text:list-item>
          <text:p text:style-name="P20"><text:soft-page-break/><text:span text:style-name="T3">Agile: </text:span><text:span text:style-name="T2">Lets you add dexterity damage to your attacks instead of strength. Good for companions remaining medium or small, stealth builds, and adorable killer rabbits.</text:span></text:p>
        </text:list-item>
        <text:list-item>
          <text:p text:style-name="P20"><text:span text:style-name="T3">Bane:</text:span><text:span text:style-name="T2"> Since you don't need a +1 before applying an enhancement to the AoMF you can carry a few of these for your more common enemies.</text:span></text:p>
        </text:list-item>
        <text:list-item>
          <text:p text:style-name="P20"><text:span text:style-name="T3">Furyborn</text:span><text:span text:style-name="T2">: (Or in the case of your favorite cat, “Furryborn.”) <text:s/>Absolutely insane on a creature with multiple attacks but you have to be very careful not to slow the game down recalculating.</text:span></text:p>
        </text:list-item>
        <text:list-item>
          <text:p text:style-name="P20"><text:span text:style-name="T3">Heartseeker:</text:span><text:span text:style-name="T2"> Invisibility ranks right behind swarms in things PFS throws at you. If your animal has scent it knows what square to attack.</text:span></text:p>
        </text:list-item>
        <text:list-item>
          <text:p text:style-name="P20"><text:span text:style-name="T3">Limning:</text:span><text:span text:style-name="T2"> Like heartseeker, but also lights him up for the rest of the group.</text:span></text:p>
        </text:list-item>
        <text:list-item>
          <text:p text:style-name="P23"><text:span text:style-name="T3">Merciful:</text:span><text:span text:style-name="T2"> The society is trying to cut down on its murderhobo reputation. With this enchant your can do your part, even if your companion is more than a little annoyed at all the fireballs he took.</text:span></text:p>
        </text:list-item>
      </text:list>
      <text:p text:style-name="P3"><text:span text:style-name="T2">Note that if you're shopping out of an old book, the prices may be higher. The prices were errata'd a while back in the </text:span><text:a xlink:type="simple" xlink:href="http://paizo.com/paizo/blog/v5748dyo5le61&amp;page=3?Monkeying-Around" text:style-name="ListLabel_20_75" text:visited-style-name="ListLabel_20_75"><text:span text:style-name="T12">Monkeying </text:span></text:a><text:a xlink:type="simple" xlink:href="http://www.google.com/url?q=http%3A%2F%2Fpaizo.com%2Fpaizo%2Fblog%2Fv5748dyo5le61%26page%3D3%3FMonkeying-Around&amp;sa=D&amp;sntz=1&amp;usg=AFQjCNHla8yNaRBUIqgYvxjeN4J_ED_VEg" text:style-name="ListLabel_20_75" text:visited-style-name="ListLabel_20_75"><text:span text:style-name="T12">around</text:span></text:a><text:span text:style-name="T2"> blog.</text:span></text:p>
      <text:p text:style-name="P6"/>
      <text:p text:style-name="P3"><text:span text:style-name="T2">One stupid druid trick, especially if your companion uses one big bite, is to use the amulet of mighty fists for special abilities and then use greater magic fang for the strait + to hit and damage. Remember that the spell magic fang won't bypass damage reductions other than magic though.</text:span></text:p>
      <text:p text:style-name="P6"/>
      <text:p text:style-name="P3"><text:span text:style-name="T3">Belt.</text:span><text:span text:style-name="T2"> (requires a feat) As physical combatants its hard to go wrong with increases to ability scores. If you're on fluffy the IV you may want to consider increasing his constitution score before strength. Again, make sure your companion isn't limited to the belt (saddle) slot before he or she invests in a feat.</text:span></text:p>
      <text:p text:style-name="P6"/>
      <text:p text:style-name="P3"><text:span text:style-name="T3">Headband (requires a feat):</text:span><text:span text:style-name="T2"> Wisdom adds to their will saves, Intelligence gets them more tricks.</text:span></text:p>
      <text:p text:style-name="P6"/>
      <text:p text:style-name="P3"><text:span text:style-name="T3">Back (requires a feat):</text:span><text:span text:style-name="T2"> A cloak/blanket of resistance is cost effective and indispensable for avoiding spells, which have been the most common thing I've seen rain on an animal companions parade. Instead of iron will, open up the cloak and give them bonuses to all 3 saves.</text:span></text:p>
      <text:p text:style-name="P6"/>
      <text:p text:style-name="P3"><text:span text:style-name="T3">Slotless</text:span></text:p>
      <text:p text:style-name="P3"><text:a xlink:type="simple" xlink:href="http://www.d20pfsrd.com/magic-items/wondrous-items/wondrous-items/r-z/stone-of-alliance" text:style-name="ListLabel_20_75" text:visited-style-name="ListLabel_20_75"><text:span text:style-name="T12">Stone of alliance</text:span></text:a><text:span text:style-name="T2"> Lets you go the extra mile to protect your animal companion, and know how they're doing if you get separated. Great for snakes.</text:span></text:p>
      <text:p text:style-name="P6"/>
      <text:p text:style-name="P3"><text:a xlink:type="simple" xlink:href="http://www.d20pfsrd.com/magic-items/wondrous-items/wondrous-items/a-b/beast-bond-brand" text:style-name="ListLabel_20_75" text:visited-style-name="ListLabel_20_75"><text:span text:style-name="T12">Beast Bond Brand </text:span></text:a><text:span text:style-name="T2">great for healing your pet at range, or buffing them in combat while you stand where you don't need concentration checks.</text:span></text:p>
      <text:p text:style-name="P6"/>
      <text:p text:style-name="P3"><text:soft-page-break/><text:span text:style-name="T3">Ioun stones:</text:span><text:span text:style-name="T2"> If you have more cash than feat slots on your animal companion AND you've increased their intelligence upping their physical stats never hurts.</text:span></text:p>
      <text:p text:style-name="P6"/>
      <text:p text:style-name="P3"><text:span text:style-name="T2">Dusty Rose-5k for 1 point of AC. At the higher levels it may be cheaper than enchanting armor.</text:span></text:p>
      <text:p text:style-name="P3"><text:span text:style-name="T2">Cracked Pale Green Prism- 4k for +1 competence bonus to attacks or saves. Buy one for each.</text:span></text:p>
      <text:p text:style-name="P6"/>
      <text:p text:style-name="P3"><text:a xlink:type="simple" xlink:href="#_tyhkxo5zc2r9" text:style-name="ListLabel_20_77" text:visited-style-name="ListLabel_20_77"><text:span text:style-name="T10">Return to Table of Contents</text:span></text:a></text:p>
      <text:p text:style-name="P37"><text:bookmark text:name="_ydgq3e6z0rmp"/></text:p>
      <text:p text:style-name="P32"><text:bookmark text:name="_o34r1o947oh4"/>Part IX: Catch and Release</text:p>
      <text:p text:style-name="P3"><text:span text:style-name="T2">Often pathfinders find themselves unhappy with some aspect of their character. A feat that looked bright and shiny may rarely be of any practical use when you try to use it, you may have missed some fine print, or a new option may be just perfect for your character. Fortunately the ultimate combat training rules allow you to spend prestige to swap the feats.</text:span></text:p>
      <text:p text:style-name="P6"/>
      <text:p text:style-name="P3"><text:span text:style-name="T2">The same thing is just as likely to happen to your four (or more, or less) legged friend.</text:span></text:p>
      <text:list xml:id="list3526171749" text:style-name="WWNum2">
        <text:list-item>
          <text:p text:style-name="P25"><text:span text:style-name="T2">A new option becomes available </text:span></text:p>
        </text:list-item>
        <text:list-item>
          <text:p text:style-name="P25"><text:span text:style-name="T2">A feat doesn't work like you thought it did </text:span></text:p>
        </text:list-item>
        <text:list-item>
          <text:p text:style-name="P25"><text:span text:style-name="T2">You realize that you'll need to meet a prerequisite for a feat you want </text:span></text:p>
        </text:list-item>
        <text:list-item>
          <text:p text:style-name="P25"><text:span text:style-name="T2">You want an entirely different animal. People often start with an animal that has an early growth spurt at 4th, then switch again at 7th to a late bloomer </text:span></text:p>
        </text:list-item>
        <text:list-item>
          <text:p text:style-name="P25"><text:span text:style-name="T2">Your animal companion died and you need a new one </text:span></text:p>
        </text:list-item>
        <text:list-item>
          <text:p text:style-name="P25"><text:span text:style-name="T2">And most commonly (it had BETTER be more common than them dying) the feats you picked for your cute little bundle of joy when they were young and dex based stops being useful once they hit their 4th or 7th level growth spurt.</text:span></text:p>
        </text:list-item>
      </text:list>
      <text:p text:style-name="P3"><text:span text:style-name="T2">Unfortunately for our scaley and fuzzy friends </text:span><text:a xlink:type="simple" xlink:href="http://paizo.com/paizo/blog/v5748dyo5lf3y&amp;page=3?Guide-to-Pathfinder-Society-Organized-Play#147" text:style-name="ListLabel_20_75" text:visited-style-name="ListLabel_20_75"><text:span text:style-name="T12">you cannot retrain your animal companion because they don't have prestige.</text:span></text:a><text:span text:style-name="T2">..</text:span></text:p>
      <text:p text:style-name="P6"/>
      <text:p text:style-name="P3"><text:span text:style-name="T2">What you can do however, is release the animal companion from service and acquire a new one. The </text:span><text:span text:style-name="T6">mechanics</text:span><text:span text:style-name="T2"> for this are pretty straightforward. You release the animal companion and </text:span><text:a xlink:type="simple" xlink:href="http://paizo.com/pathfinderSociety/faq#v5748eaic9os5" text:style-name="ListLabel_20_75" text:visited-style-name="ListLabel_20_75"><text:span text:style-name="T12">you get a new one next session.</text:span></text:a></text:p>
      <text:p text:style-name="P8"><text:a xlink:type="simple" xlink:href="http://paizo.com/pathfinderSociety/faq#v5748eaic9os5" text:style-name="Internet_20_link" text:visited-style-name="Visited_20_Internet_20_Link"/></text:p>
      <text:p text:style-name="P3"><text:soft-page-break/><text:span text:style-name="T2">Your critter only comes fully trained when you first acquire the ability to get them, so this fuzzy friend will show up only knowing the free bonus tricks you get based on your effective druid level. If you are really short on tricks, defend, heel, and down will give you a somewhat useful bodyguard, even if you won't be able to send them after specific targets and it might not be willing to bite a zombie for you.</text:span></text:p>
      <text:p text:style-name="P6"/>
      <text:p text:style-name="P3"><text:span text:style-name="T2">To train them you can, in the nebulous time in between scenarios, make 1 attempt to train the animal per rank in handle animal. You may take 10 on this check, and if that will let you succeed you should do so, since there's no benefit in getting a higher result. There's no word on whether this is before or after the scenario, so you'll have to ask the DM when he wants to allow you to train. Training for a purpose isn't that much different than training each trick individually. Get the tricks you absolutely need first (attack twice), and then worry about the other ones.</text:span></text:p>
      <text:p text:style-name="P6"/>
      <text:p text:style-name="P3"><text:span text:style-name="T2">This is infinitely easier for higher level characters, who can retrain their new friend twice over in one session, and very hard on lower level characters who may have to spend multiple sessions with a half trained half wild beast as they inch their way towards obedience. To avoid this (and having druids local 704 break out the pointy sticks) see the beginning of the thread for armor and items for your non humanoid pathfinder.</text:span></text:p>
      <text:p text:style-name="P6"/>
      <text:p text:style-name="P3"><text:span text:style-name="T2">Remember when picking your new feats that just because your animal companion appeared fully formed right next to you doesn't mean you can take any feat he qualifies for NOW. You weren't always the center of his life. He grew up organically and has to qualify for the feats when they select them. This is also a good time to decide what kind of armor your friend will be wearing for the rest of his career now that his size has stabilized.</text:span></text:p>
      <text:p text:style-name="P6"/>
      <text:p text:style-name="P3"><text:span text:style-name="T2">A bigger concern is, oddly enough, the role playing aspects of such an action. If you release a level 7 grey cat with black spots named Fluffy the Terrible with weapon finesse who likes tuna and long walks on the beach and acquire a level 7 grey cat with black spots named Fluffy the Terrible with toughness and power attack who likes tuna and long walks on the beach... are they the same animal?</text:span></text:p>
      <text:p text:style-name="P6"/>
      <text:p text:style-name="P3"><text:span text:style-name="T2">I think ultimately that question is up to the player and how they feel about it. The only mechanical effect I'm aware of is the </text:span><text:a xlink:type="simple" xlink:href="http://www.d20pfsrd.com/magic-items/wondrous-items/wondrous-items/r-z/stone-of-alliance" text:style-name="ListLabel_20_75" text:visited-style-name="ListLabel_20_75"><text:span text:style-name="T12">Stone of Alliance</text:span></text:a><text:span text:style-name="T2">, which definitely dissolves along with your bond anyway. Some other players and DMs might make a few jokes about the cat "Not being the same anymore" or "Does he look different to you?" but they'll die down after a few sessions and the Fluffy you have and love will be the same fluffy you've always had and loved.</text:span></text:p>
      <text:p text:style-name="P6"/>
      <text:p text:style-name="P3"><text:a xlink:type="simple" xlink:href="#_tyhkxo5zc2r9" text:style-name="ListLabel_20_77" text:visited-style-name="ListLabel_20_77"><text:span text:style-name="T10">Return to Table of Contents</text:span></text:a></text:p>
      <text:p text:style-name="P1"/>
      <text:p text:style-name="P1"/>
      <text:p text:style-name="P1"/>
      <text:p text:style-name="P31"><text:bookmark text:name="_tfsblwn7ugxe"/>Part X: Feats &amp; Racials</text:p>
      <text:p text:style-name="P5"/>
      <text:p text:style-name="P1"><text:span text:style-name="T2">This is additional content provided by Hmm &amp; Damanta, Liaisons to the non-druid members of Local 704.</text:span></text:p>
      <text:p text:style-name="P5"/>
      <text:list xml:id="list3463166338" text:style-name="WWNum8">
        <text:list-item>
          <text:p text:style-name="P27"><text:a xlink:type="simple" xlink:href="http://www.d20pfsrd.com/feats/general-feats/boon-companion" text:style-name="ListLabel_20_76" text:visited-style-name="ListLabel_20_76"><text:span text:style-name="T9">Boon Companion</text:span></text:a><text:span text:style-name="T2"> -- Many of the </text:span><text:a xlink:type="simple" xlink:href="https://docs.google.com/spreadsheets/d/1Lz56PE_7exIxy1Jfp0bD_7jA7bNlTEmWnSNFCGp7uuw/pubhtml?gid=0&amp;single=true" text:style-name="ListLabel_20_76" text:visited-style-name="ListLabel_20_76"><text:span text:style-name="T9">classes that offer animal companions and mounts</text:span></text:a><text:span text:style-name="T2"> offer them at a lower level than that available to druids. <text:s/>This feat from Animal Archive will bring your companion to your effective class level. <text:s/>Show your love to your best friend and get this feat.</text:span></text:p>
        </text:list-item>
        <text:list-item>
          <text:p text:style-name="P27"><text:soft-page-break/><text:a xlink:type="simple" xlink:href="http://www.d20pfsrd.com/races/core-races/human#TOC-Alternate-Racial-Traits" text:style-name="ListLabel_20_76" text:visited-style-name="ListLabel_20_76"><text:span text:style-name="T9">Eye for Talent</text:span></text:a><text:span text:style-name="T2"> -- A human only alternate racial trait. <text:s/>At the cost of your bonus feat (ouch!) you can get a +2 to any attribute on your animal companion and a +2 to Sense Motive for yourself. <text:s/>Put it into your animal’s intelligence and open up a world of tricks and feats for your animal. <text:s/>Requires the Advanced Player Guide.</text:span></text:p>
        </text:list-item>
        <text:list-item>
          <text:p text:style-name="P27"><text:a xlink:type="simple" xlink:href="http://www.d20pfsrd.com/feats/racial-feats/beast-rider-orc-half-orc" text:style-name="ListLabel_20_76" text:visited-style-name="ListLabel_20_76"><text:span text:style-name="T9">Beast Rider</text:span></text:a><text:span text:style-name="T2"> -- Half-Orc (or Orc, if you have a boon) only. <text:s/>Great for classes with limited animal choices, and provides part of the leveling you might get from Boon Companion. <text:s/>Select one of the following creature types: elephant, pteranodon, rhinoceros, stegosaurus, or triceratops. Add this creature type to your list of possible animal companions or mounts. When summoning a creature of the selected type to serve as a mount or companion, treat your effective druid level as if it were two levels higher (to a maximum of your character level). If the creature is large enough for you to ride, it gains the combat training general purpose (see Handle Animal) at no cost.</text:span></text:p>
        </text:list-item>
        <text:list-item>
          <text:p text:style-name="P27"><text:a xlink:type="simple" xlink:href="http://www.d20pfsrd.com/feats/general-feats/monstrous-mount" text:style-name="ListLabel_20_76" text:visited-style-name="ListLabel_20_76"><text:span text:style-name="T9">Monstrous Mount</text:span></text:a><text:span text:style-name="T2"> -- Ride a monster. <text:s/>How awesome is that?</text:span></text:p>
        </text:list-item>
      </text:list>
      <text:p text:style-name="P5"/>
      <text:p text:style-name="P1"><text:span text:style-name="T2">Be sure to check your race’s favored class bonuses. <text:s/>Some offer the possibilities for extra skills, hit points or other options for your animal companion. <text:s/></text:span><text:a xlink:type="simple" xlink:href="http://paizo.com/threads/rzs2q9f7&amp;page=3?The-ARG-race-restriction-and-favored-class#141" text:style-name="ListLabel_20_76" text:visited-style-name="ListLabel_20_76"><text:span text:style-name="T9">Note: the Favored Class Bonus for Oracle Revelations for Elves, Half-Elves and Aasimar will only raise your animal companion / mount to one Hit dice higher than your character level.</text:span></text:a><text:span text:style-name="T2"> <text:s/>It’s still a great option to buff your buddy!</text:span></text:p>
      <text:p text:style-name="P5"/>
      <text:p text:style-name="P31"><text:bookmark text:name="_yrev6j9nqwde"/>Part XI: Additional Resources and Other Guides </text:p>
      <text:p text:style-name="P1"/>
      <text:p text:style-name="P1"><text:span text:style-name="T2">The following is a list of resources by other people. <text:s/></text:span></text:p>
      <text:p text:style-name="P5"/>
      <text:list xml:id="list3078642669" text:style-name="WWNum7">
        <text:list-item>
          <text:p text:style-name="P28"><text:span text:style-name="T2">KutuluKultist’s </text:span><text:a xlink:type="simple" xlink:href="https://dl.dropboxusercontent.com/u/24085032/AbusingAnimals.pdf" text:style-name="ListLabel_20_76" text:visited-style-name="ListLabel_20_76"><text:span text:style-name="T9">Abusing Animals: A Guide to Sharing Spells with Animal Companions for Non-Druids</text:span></text:a><text:span text:style-name="T2"> -- An examination of how to buff your best friend for combat with both divine and arcane spells. <text:s/>Does not include Ranger, Paladin, Inquisitor or Druid spells. <text:s/>Includes polymorph options.</text:span></text:p>
        </text:list-item>
        <text:list-item>
          <text:p text:style-name="P28"><text:span text:style-name="T2">Damanta’s list of </text:span><text:a xlink:type="simple" xlink:href="https://docs.google.com/spreadsheets/d/1Lz56PE_7exIxy1Jfp0bD_7jA7bNlTEmWnSNFCGp7uuw/pubhtml?gid=0&amp;single=true" text:style-name="ListLabel_20_76" text:visited-style-name="ListLabel_20_76"><text:span text:style-name="T9">PFS-Legal Ways to Get an Animal Companion</text:span></text:a></text:p>
        </text:list-item>
        <text:list-item>
          <text:p text:style-name="P28"><text:a xlink:type="simple" xlink:href="http://www.geekindustrialcomplex.com/articles/animal-companion-comparisons" text:style-name="ListLabel_20_76" text:visited-style-name="ListLabel_20_76"><text:span text:style-name="T9">Animal Companion Comparisons</text:span></text:a><text:span text:style-name="T2"> (blog post) -- A purely mathematical look at the combat ability of various animal companions, and their effectiveness at different levels.</text:span></text:p>
        </text:list-item>
        <text:list-item>
          <text:p text:style-name="P28"><text:a xlink:type="simple" xlink:href="http://davidvs.net/hobbies/pathfinder-teampet.shtml" text:style-name="ListLabel_20_76" text:visited-style-name="ListLabel_20_76"><text:span text:style-name="T9">Pathfinder Teamwork Feats and Animal Companions</text:span></text:a><text:span text:style-name="T2"> -- A well-written guide for how Hunters and Sacred Huntsmaster Inquistors can share Teamwork Feats with their companions.</text:span></text:p>
        </text:list-item>
      </text:list>
      <text:p text:style-name="P5"/>
      <text:p text:style-name="P1"><text:span text:style-name="T2">Since there are so many classes that now grant animal companions, here are a couple places to find excellent class guides:</text:span></text:p>
      <text:p text:style-name="P5"/>
      <text:list xml:id="list3813103427" text:style-name="WWNum3">
        <text:list-item>
          <text:p text:style-name="P29"><text:a xlink:type="simple" xlink:href="http://zenithgames.blogspot.com/2012/11/the-comprehensive-pathfinder-guides.html" text:style-name="ListLabel_20_76" text:visited-style-name="ListLabel_20_76"><text:span text:style-name="T9">Zenith Games: The Complete Pathfinder Guides Guide</text:span></text:a></text:p>
        </text:list-item>
        <text:list-item>
          <text:p text:style-name="P29"><text:a xlink:type="simple" xlink:href="http://paizo.com/threads/rzs2m612?Guide-to-the-Class-Guides" text:style-name="ListLabel_20_76" text:visited-style-name="ListLabel_20_76"><text:span text:style-name="T9">Guide to Class Guides</text:span></text:a><text:span text:style-name="T2"> on the Paizo message boards</text:span></text:p>
        </text:list-item>
      </text:list>
      <text:p text:style-name="P31"><text:bookmark text:name="_s7e4kkmermju"/>Part X: Animal Companion Etiquette</text:p>
      <text:p text:style-name="P1"/>
      <text:p text:style-name="P1"><text:soft-page-break/><text:a xlink:type="simple" xlink:href="https://docs.google.com/document/d/1dMOiW2HEcrIMtkMG43nsxwChE_WkBgcf6it1clL9fUY/edit?usp=sharing" text:style-name="ListLabel_20_76" text:visited-style-name="ListLabel_20_76"><text:span text:style-name="T9">Animal Companion Etiquette</text:span></text:a><text:span text:style-name="T2"> -- How to make your animal companion part of a team, and not step on toes, paws or other body parts. <text:s/>This piece is a “companion” piece written by David Bowles and Hmm to accompany this guide.</text:span></text:p>
      <text:p text:style-name="P5"/>
      <text:p text:style-name="P5"/>
      <text:p text:style-name="P1"><text:a xlink:type="simple" xlink:href="#_tyhkxo5zc2r9" text:style-name="ListLabel_20_77" text:visited-style-name="ListLabel_20_77"><text:span text:style-name="T10">Return to Table of Conten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1" svg:font-family="Verdana"/>
    <style:font-face style:name="Arial" svg:font-family="Arial"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font-name="Verdana" fo:font-family="Verdana" style:font-family-generic="roman" style:font-pitch="variable" fo:font-size="9pt" style:text-underline-style="none" style:font-name-asian="Verdana2" style:font-family-asian="Verdana" style:font-family-generic-asian="system" style:font-pitch-asian="variable" style:font-size-asian="9pt" style:font-name-complex="Verdana2" style:font-family-complex="Verdana" style:font-family-generic-complex="system" style:font-pitch-complex="variable" style:font-size-complex="9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font-name-asian="Verdana2" style:font-family-asian="Verdana" style:font-family-generic-asian="system" style:font-pitch-asian="variable" style:font-size-asian="9pt" style:font-name-complex="Verdana2" style:font-family-complex="Verdana" style:font-family-generic-complex="system" style:font-pitch-complex="variable" style:font-size-complex="9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roman" style:font-pitch="variable"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9pt" style:text-underline-style="none" style:font-name-asian="Verdana2" style:font-family-asian="Verdana" style:font-family-generic-asian="system" style:font-pitch-asian="variable" style:font-size-asian="9pt" style:font-name-complex="Verdana2" style:font-family-complex="Verdana" style:font-family-generic-complex="system" style:font-pitch-complex="variable" style:font-size-complex="9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pt" style:text-underline-style="none" style:font-name-asian="Verdana2" style:font-family-asian="Verdana" style:font-family-generic-asian="system" style:font-pitch-asian="variable" style:font-size-asian="9pt" style:font-name-complex="Verdana2" style:font-family-complex="Verdana" style:font-family-generic-complex="system" style:font-pitch-complex="variable" style:font-size-complex="9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9pt" style:text-underline-style="none" style:font-name-asian="Verdana2" style:font-family-asian="Verdana" style:font-family-generic-asian="system" style:font-pitch-asian="variable" style:font-size-asian="9pt" style:font-name-complex="Verdana2" style:font-family-complex="Verdana" style:font-family-generic-complex="system" style:font-pitch-complex="variable" style:font-size-complex="9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Verdana" fo:font-family="Verdana" style:font-family-generic="roman" style:font-pitch="variable"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Verdana" fo:font-family="Verdana" style:font-family-generic="roman" style:font-pitch="variable"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font-name="Verdana" fo:font-family="Verdana" style:font-family-generic="roman" style:font-pitch="variable" fo:font-size="9pt" style:text-underline-style="solid" style:text-underline-width="auto" style:text-underline-color="font-color" fo:font-weight="bold" style:font-name-asian="Verdana2" style:font-family-asian="Verdana" style:font-family-generic-asian="system" style:font-pitch-asian="variable" style:font-size-asian="9pt" style:font-weight-asian="bold" style:font-name-complex="Verdana2" style:font-family-complex="Verdana"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4" style:display-name="ListLabel 74" style:family="text">
      <style:text-properties fo:color="#4d3a98" style:font-name="Verdana" fo:font-family="Verdana" style:font-family-generic="roman" style:font-pitch="variable" fo:font-size="9pt" fo:font-weight="bold" style:font-name-asian="Verdana2" style:font-family-asian="Verdana" style:font-family-generic-asian="system" style:font-pitch-asian="variable" style:font-size-asian="9pt" style:font-weight-asian="bold" style:font-name-complex="Verdana2" style:font-family-complex="Verdana" style:font-family-generic-complex="system" style:font-pitch-complex="variable" style:font-size-complex="9pt"/>
    </style:style>
    <style:style style:name="ListLabel_20_75" style:display-name="ListLabel 75" style:family="text">
      <style:text-properties fo:color="#4d3a98" style:font-name="Verdana" fo:font-family="Verdana" style:font-family-generic="roman" style:font-pitch="variable" fo:font-size="9pt" style:font-name-asian="Verdana2" style:font-family-asian="Verdana" style:font-family-generic-asian="system" style:font-pitch-asian="variable" style:font-size-asian="9pt" style:font-name-complex="Verdana2" style:font-family-complex="Verdana" style:font-family-generic-complex="system" style:font-pitch-complex="variable" style:font-size-complex="9pt"/>
    </style:style>
    <style:style style:name="ListLabel_20_76" style:display-name="ListLabel 76" style:family="text">
      <style:text-properties fo:color="#1155cc" style:font-name="Verdana" fo:font-family="Verdana" style:font-family-generic="roman" style:font-pitch="variable" fo:font-size="9pt" style:text-underline-style="solid" style:text-underline-width="auto" style:text-underline-color="font-color" style:font-name-asian="Verdana2" style:font-family-asian="Verdana" style:font-family-generic-asian="system" style:font-pitch-asian="variable" style:font-size-asian="9pt" style:font-name-complex="Verdana2" style:font-family-complex="Verdana" style:font-family-generic-complex="system" style:font-pitch-complex="variable" style:font-size-complex="9pt"/>
    </style:style>
    <style:style style:name="ListLabel_20_77" style:display-name="ListLabel 77"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1" meta:paragraph-count="276" meta:word-count="7646" meta:character-count="43570" meta:non-whitespace-character-count="36175"/>
    <meta:generator>LibreOfficeDev/6.0.5.2$Linux_X86_64 LibreOffice_project/</meta:generator>
  </office:meta>
</office:document-meta>
</file>